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officeooo:paragraph-rsid="0029b127"/>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style>
    <style:style style:name="P8" style:family="paragraph" style:parent-style-name="Standard" style:master-page-name="MP0">
      <style:paragraph-properties style:page-number="auto" fo:break-before="pag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7">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Standard" style:list-style-name="L9">
      <style:paragraph-properties fo:text-align="justify" style:justify-single-word="false"/>
    </style:style>
    <style:style style:name="P18" style:family="paragraph" style:parent-style-name="Standard" style:list-style-name="L10">
      <style:paragraph-properties fo:text-align="justify" style:justify-single-word="false"/>
    </style:style>
    <style:style style:name="P19" style:family="paragraph" style:parent-style-name="Standard" style:list-style-name="L11">
      <style:paragraph-properties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d0365"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67206" style:font-style-asian="italic" style:font-weight-asian="bold" style:font-style-complex="italic"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67206" style:font-weight-asian="bold" style:font-weight-complex="bold"/>
    </style:style>
    <style:style style:name="T10" style:family="text">
      <style:text-properties style:text-position="super 67%"/>
    </style:style>
    <style:style style:name="T11" style:family="text">
      <style:text-properties style:text-position="sub 67%"/>
    </style:style>
    <style:style style:name="T12" style:family="text">
      <style:text-properties style:text-position="sub 67%" fo:font-weight="bold" style:font-weight-asian="bold" style:font-weight-complex="bold"/>
    </style:style>
    <style:style style:name="T13" style:family="text">
      <style:text-properties style:text-position="sub 67%" fo:font-style="italic" fo:font-weight="bold" style:font-style-asian="italic" style:font-weight-asian="bold" style:font-style-complex="italic" style:font-weight-complex="bold"/>
    </style:style>
    <style:style style:name="T14" style:family="text">
      <style:text-properties style:text-position="sub 67%" fo:font-style="italic" style:font-style-asian="italic" style:font-style-complex="italic"/>
    </style:style>
    <style:style style:name="T15" style:family="text">
      <style:text-properties officeooo:rsid="001cc5dc"/>
    </style:style>
    <style:style style:name="T16" style:family="text">
      <style:text-properties officeooo:rsid="001ded5a"/>
    </style:style>
    <style:style style:name="T17" style:family="text">
      <style:text-properties officeooo:rsid="001eb32d"/>
    </style:style>
    <style:style style:name="T18" style:family="text">
      <style:text-properties officeooo:rsid="00208a32"/>
    </style:style>
    <style:style style:name="T19" style:family="text">
      <style:text-properties officeooo:rsid="00266c78"/>
    </style:style>
    <style:style style:name="T20" style:family="text">
      <style:text-properties officeooo:rsid="00267206"/>
    </style:style>
    <style:style style:name="T21" style:family="text">
      <style:text-properties fo:font-style="normal" fo:font-weight="bold" officeooo:rsid="00267206" style:font-style-asian="normal" style:font-weight-asian="bold" style:font-style-complex="normal" style:font-weight-complex="bold"/>
    </style:style>
    <style:style style:name="T22" style:family="text">
      <style:text-properties fo:font-style="normal" fo:font-weight="bold" officeooo:rsid="0027d0fa" style:font-style-asian="normal" style:font-weight-asian="bold" style:font-style-complex="normal" style:font-weight-complex="bold"/>
    </style:style>
    <style:style style:name="T23" style:family="text">
      <style:text-properties officeooo:rsid="0029b127"/>
    </style:style>
    <style:style style:name="T24" style:family="text">
      <style:text-properties officeooo:rsid="002a178b"/>
    </style:style>
    <style:style style:name="T25" style:family="text">
      <style:text-properties officeooo:rsid="002c7f5d"/>
    </style:style>
    <style:style style:name="T26" style:family="text">
      <style:text-properties officeooo:rsid="002d0a1a"/>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
      <text:p text:style-name="P1">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1"/>
      <text:p text:style-name="P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1">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1"/>
      <text:p text:style-name="P1">ESEMPIO: Amplificatore invertente. Inchiodiamo V+ a 0V. E poi usiamo due resistenze per V- in. Esempio visto a lezione...</text:p>
      <text:p text:style-name="P1"/>
      <text:p text:style-name="P1">Si dice, in un circuito come questo, che V- è una massa virtuale, ovvero è l'amplificatore operazionale che lavora costantemente per tenere V- a 0.</text:p>
      <text:p text:style-name="P1">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1">“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text:p>
      <text:p text:style-name="P1"/>
      <text:p text:style-name="P1">Amplificatore invertente -&gt; caratterizzato da un guadagno positivo. <text:s/>Il buffer disaccoppia il circuito che viene dopo dalla sorgente.</text:p>
      <text:p text:style-name="P1"/>
      <text:p text:style-name="P1"/>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1"/>
      <text:p text:style-name="P1">(slide 45)</text:p>
      <text:p text:style-name="P1">Sotto tutti NMOS, sopra tutti PMOS.</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598463246" text:style-name="L1">
        <text:list-item>
          <text:p text:style-name="P9">ritardo di porta</text:p>
        </text:list-item>
        <text:list-item>
          <text:p text:style-name="P9">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text:p>
      <text:p text:style-name="P1">Prima domanda: come vogliamo farlo questo calcolo? La scrittura proposta dal professore suggerisce un ordine delle operazioni piuttosto elegante. L'approccio verso cui ci stiamo muovendo è squisitamente sequenziale.</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4">Operazioni in sequenza possono usare la stessa risorsa in momenti diversi.</text:p>
      <text:p text:style-name="P4">Operazioni concorrenti necessitano di risorse distinte.</text:p>
      <text:p text:style-name="P1">Execution graphs sequenziali minimizzano l'hardware necessario.</text:p>
      <text:p text:style-name="P1">Execution graphs concorrenti minimizzano il tempo di calcolo.</text:p>
      <text:p text:style-name="P1">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il sequenziale consuma meno potenza di picco ma per meno tempo.</text:p>
      <text:p text:style-name="P1"><text:soft-page-break/></text:p>
      <text:p text:style-name="P1">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Ogni circuito sequenziale può essere costruito come una Macchina a Stati Finiti”.</text:p>
      <text:p text:style-name="P1">STG = State Transition Graph.</text:p>
      <text:p text:style-name="P1">STT = State transition table. Nelle righe ci sono gli stati della slide prima, nelle colonne gli ingressi possibili. Nell'incrocio stato-ingresso metto lo stato futuro.</text:p>
      <text:p text:style-name="P1">X_1 * = valore prossimo del bit centrale.</text:p>
      <text:p text:style-name="P1">Logisim ci permette di farlo. CI permette di progettare circuiti.</text:p>
      <text:p text:style-name="P1">I tre bit di stato sono memorizzati in dei flip-flop, nella FSM.</text:p>
      <text:p text:style-name="P1"/>
      <text:p text:style-name="P1"/>
      <text:p text:style-name="P1">20/10/2021 – 7° Lezione</text:p>
      <text:p text:style-name="P1"/>
      <text:p text:style-name="P1">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Infine, decidiamo anche che ci sia nel sistema un generatore di clock. Costruiamo un orologio che avanza un minuto alla volta, pertanto il periodo di clock potrebbe essere di una volta al minuto.</text:p>
      <text:p text:style-name="P1"/>
      <text:p text:style-name="P1">Display 7 segmenti: dobbiamo controllare i diodi per controllare il display.</text:p>
      <text:p text:style-name="P1">I diodi si pilotano in corrente, non in tensione però. Quindi LED è resistenza insieme = il diodo si stabilizza in corrente da solo.</text:p>
      <text:p text:style-name="P1">Immaginiamo di progettare le uscite digitali per attivare un tubo nixie. Quindi, se voglio accendere il numero 5, l'uscita 5 deve andare a 1.</text:p>
      <text:p text:style-name="P1">Vogliamo fare in modo che, quando premiamo sul pulsante, si genera un 1, e quando rilasciamo, uno 0.</text:p>
      <text:p text:style-name="P1"/>
      <text:p text:style-name="P1">Cosa dobbiamo ricordare? Ora e ora dell'allarme.</text:p>
      <text:p text:style-name="P1">Che operazioni dobbiamo fare? Sommare ai valori correnti il valore 1 (per modificare l'ora e l'allarme). Inoltre abbiamo bisogno di comparare l'ora con l'allarme.</text:p>
      <text:p text:style-name="P1">Registro ora e basta: va incrementato di uno sempre, ma devo organizzarmi per fare anche un +60 se devo incrementare di un'ora.</text:p>
      <text:p text:style-name="P1">Un registro per le ore e uno per i minuti: ho bisogno solo dell'operazione +1. Inoltre è più facide da convertire nei “led” veri e propri.</text:p>
      <text:p text:style-name="P1">Un registro per ogni cifra: sì perché la traduzione è immediata. Se gestisco l'incremento delle quattro cifre posso collegare i registri agli output e ciao.</text:p>
      <text:p text:style-name="P1">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Potremmo ragionare, per i registri, in termini BCD (Binary Coded Decimal, cifra decimale codificata in base 2). Mi permette, questo modo, di non mettere traduttori nel mezzo.</text:p>
      <text:p text:style-name="P1">Il comparatore lo facciamo a 16 bit che fa uscire 1 oppure 0.</text:p>
      <text:p text:style-name="P1">E poi ho bisogno di alcuni comandi che mi permettano di incrementare i minuti e le ore della sveglia e dell'orario. Ma questi sono segnali di controllo che arrivano dal controllore.</text:p>
      <text:p text:style-name="P1"/>
      <text:p text:style-name="P1">La cosa importante da notare è che ogni elemento nel datapath ha almeno un ingresso controller e almeno un ingresso datapath. Ora comunque dobbiamo progettare l'unità di controllo.</text:p>
      <text:p text:style-name="P1">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1"/>
      <text:p text:style-name="P1">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Fetch: il sistema deve accedere a una memoria (dove risiede il programma), e in particolare deve sapere dove andare di preciso, e l'informazione prelevata va portata alla CPU.</text:p>
      <text:p text:style-name="P1">Decode: sulla base di quello che leggiamo dall'istruzione, dobbiamo attivare vari moduli funzionali a disposizione affinché l'esecuzione possa essere...</text:p>
      <text:p text:style-name="P1">Execute.</text:p>
      <text:p text:style-name="P1">Poi si riparte. Già da qui il modo di interpretare tale execution graph e farlo diventare una bozza di data path ci può portare a un diverso tipo di macchina (ALU? Bus? Bus doppio? CISC? RISC?). A livello di data path devo poi decidere i pezzi singoli.</text:p>
      <text:p text:style-name="P1">Normalmente èimportante sapere la dimensione delle parole di memoria perché poi ci costruisco il bus, che permette la comunicazione tra il program counter e praticamente tutto il resto. Insomma slide 51.</text:p>
      <text:p text:style-name="P1">L'instruciton Decoder and Control decide le istruzioni disponibili. Le vogliamo cambiare? Cambiamo questo elemento.</text:p>
      <text:p text:style-name="P1">Nel tempo, è nato un linguaggio per descrivere una procedura di progetto RTL: la RTN. Con tale notazione possiamo raccontare il progetto partendo solo dall'execution graph.</text:p>
      <text:p text:style-name="P1">MAR = Memory Address Register</text:p>
      <text:p text:style-name="P1">IR = Instruction Register</text:p>
      <text:p text:style-name="P1">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Car._20_predefinito_20_paragrafo"><text:span text:style-name="T2">VHDL cookbook</text:span></text:span> che noi abbiamo gratuito! Yeah! C'è perfino uno standard IEEE (1076) per la <text:span text:style-name="Car._20_predefinito_20_paragrafo"><text:span text:style-name="T2">VHDL reference </text:span></text:span>(1993, 2008, 2019). Questa è la “bibbia” della progettazione VHDL.</text:p>
      <text:p text:style-name="P1"/>
      <text:p text:style-name="P1">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 text:style-name="Car._20_predefinito_20_paragrafo"><text:span text:style-name="T8">Non sto raccontando un algoritmo, <text:s/>una sequenza di operazioni, ma un circuito, una configurazione</text:span></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5">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text:p>
      <text:p text:style-name="P1"/>
      <text:p text:style-name="P1">Abbiamo due approcci alla scrittura del codice: strutturale e comportamentale (non racconto come è fatto, ma come <text:span text:style-name="Car._20_predefinito_20_paragrafo"><text:span text:style-name="T2">voglio che funzioni</text:span></text:span>, in forma algoritmica).</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text:p>
      <text:p text:style-name="P1"/>
      <text:p text:style-name="P1">Ci sono poi i record, che sono aggregazioni di dati di tipo diverso (le struct del C).</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Car._20_predefinito_20_paragrafo"><text:span text:style-name="T5">Concorrenti!!!</text:span></text:span> non c'è un prima, non c'è un dopo. Qui ci vanno tipicamente assegnamenti di segnali, blocchi, component (li vedremo), e processi. <text:span text:style-name="Car._20_predefinito_20_paragrafo"><text:span text:style-name="T8">Ogni costrutto in questo pezzo è concorrente agli altri.</text:span></text:span></text:p>
      <text:p text:style-name="P1">VHDL è intrinsecamente concorrente. Tutti i costrutti sono eseguiti in parallelo, parlare di “tempo di esecuzione” non ha senso, dato che sono dichiarazioni di circuito. Ma all'interno dei <text:span text:style-name="Car._20_predefinito_20_paragrafo"><text:span text:style-name="T2">processi </text:span></text:span><text:s/>e sottoprogrammi, come <text:span text:style-name="Car._20_predefinito_20_paragrafo"><text:span text:style-name="T2">procedure e funzioni</text:span></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1">WHEN (WHEN/ELSE, WITH/SELECT/WHEN)</text:p>
      <text:p text:style-name="P1">GENERATE (FOR/IF)</text:p>
      <text:p text:style-name="P1">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Car._20_predefinito_20_paragrafo"><text:span text:style-name="T2">valutati</text:span></text:span>, non <text:span text:style-name="Car._20_predefinito_20_paragrafo"><text:span text:style-name="T2">eseguiti</text:span></text:span>. Diventa ora più chiara la filosofia di VHDL. Da fuori, questi processi sono assegnamenti a segnali. Sono solo relazioni, magari complesse, tra segnali (potrei avere perfino un segnale che rappresenta un segnale in virgola mobile).</text:p>
      <text:p text:style-name="P1">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 text:style-name="Car._20_predefinito_20_paragrafo"><text:span text:style-name="T8">non possiamo inizializzarli</text:span></text:span><text:span text:style-name="Car._20_predefinito_20_paragrafo"><text:span text:style-name="T5">, </text:span></text:span>perché arrivano dall'esterno. È qualcun altro a decidere il loro valore.</text:p>
      <text:p text:style-name="P1">Sappiamo che segnali e variabili sono due cose diverse. Ma nel codice si assomigliano, no? Si potrebbero confondere se non facciamo attenzione. Cerchiamo di capire le differenze.</text:p>
      <text:list xml:id="list272180763" text:style-name="L2">
        <text:list-item>
          <text:p text:style-name="P10">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10">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1">Slide 72: nella seconda riga, A vale ancora 1, perché gli assegnamenti vengono fatti a processo sospeso. La terza riga, invece, annulla gli effetti della prima.</text:p>
      <text:p text:style-name="P1">Assegnamenti alla stessa variabile sono in conflitto, a meno che uno di questi non sia differito (after x ns). Per A, potevo usare un assegnamento composto:</text:p>
      <text:p text:style-name="P1">A &lt;=2, D + 1 after 1 ns.</text:p>
      <text:p text:style-name="P1">Siccome il tempo è fermo, non c'è consequenzialità per gli assegnamenti <text:span text:style-name="Car._20_predefinito_20_paragrafo"><text:span text:style-name="T2">a segnali</text:span></text:span>.</text:p>
      <text:p text:style-name="P4">Se sono dello stesso tipo, posso fare operazioni tra variabili e segnali.</text:p>
      <text:p text:style-name="P1">Struttura recommended: vediamo il processo diviso in due parti.</text:p>
      <text:p text:style-name="P1">La prima, è dove si fanno i conti con le variabili, anche in funzione dei segnali d'ingresso.</text:p>
      <text:p text:style-name="P1">La seconda, è l'assegnamento dei risultati ai segnali.</text:p>
      <text:p text:style-name="P1"/>
      <text:p text:style-name="P1">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text:p>
      <text:p text:style-name="P1">LOOP si può usare da solo, in combinazione col WHILE o in combinazione col FOR.</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text:p>
      <text:p text:style-name="P1"/>
      <text:p text:style-name="P1">[[Slide 98: Accumulator'reverserange per un associazione incrociata]]</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2312796429" text:style-name="L3">
        <text:list-item>
          <text:p text:style-name="P11">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11">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Car._20_predefinito_20_paragrafo"><text:span text:style-name="T2">Place and Route (Fitter)</text:span></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11">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
      <text:p text:style-name="P1">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Come si progettano i testbench in VHDL?</text:p>
      <text:p text:style-name="P1">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Se pensiamo il testbench come entity e architecture abbiamo vita facile. Nella entity non abbiamo <text:soft-page-break/>dichiarazione di entrate o uscite:</text:p>
      <text:p text:style-name="P1">entity TB is</text:p>
      <text:p text:style-name="P1">end entity TB;</text:p>
      <text:p text:style-name="P1">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 text:style-name="Car._20_predefinito_20_paragrafo"><text:span text:style-name="T8">stimuli</text:span></text:span>. Sono i segnali che voglio imettere nel circuito insomma.</text:p>
      <text:p text:style-name="P1">Quindi, nella parte dichiarativa dell'architettura mi preparo i segnali, e nella parte operativa specifico il mio componente (UUT: entity work.MyProcessor(Beh) port map (…)), e poi si assegnao i valori.</text:p>
      <text:p text:style-name="P1">Slide 110: esempio di Multiplexer.</text:p>
      <text:p text:style-name="P1"/>
      <text:p text:style-name="P1">Come dichiariamo gli stimuli? Slide 111. Molto meglio l'approccio sequenziale di quello concorrente imho.</text:p>
      <text:p text:style-name="P1"/>
      <text:p text:style-name="P1">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
      <text:p text:style-name="P1">TIME'IMAGE(NOW): stringa del tempo attuale.</text:p>
      <text:p text:style-name="P1">Vediamo degli esempi! Slide 116.</text:p>
      <text:p text:style-name="P1"/>
      <text:p text:style-name="P1">Domanda chiave, sempre e comunque: al fronte di quali eventi devo fare qualcosa?</text:p>
      <text:p text:style-name="P1"/>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1">Non si possono fare troppi voli pindarici con VHDL, alcune operazioni sono consentite a tempo di scrittura del codice e di simulazione ma non al momento della sintetizzazione.</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2941987022" text:style-name="L4">
        <text:list-item>
          <text:p text:style-name="P12">voglio andare più veloce del normale. Ovvero, so cosa voglio, posso fare un circuito che fa esattamente quello, non un calcolatore che lo simula, che ci mette di più a causa del fetch-decode-execute.</text:p>
        </text:list-item>
        <text:list-item>
          <text:p text:style-name="P12">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text:soft-page-break/>comuni. Ne esistono tre grosse categorie:</text:p>
      <text:list xml:id="list548296664" text:style-name="L5">
        <text:list-item>
          <text:p text:style-name="P13">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13">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1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1"/>
      <text:p text:style-name="P1">26/11/2021 – 18° lezione</text:p>
      <text:p text:style-name="P1"/>
      <text:p text:style-name="P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text:soft-page-break/>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1">Se si parla di DSP, non si può che partire dalla famiglia DSP TMS320 (Texas Instruments), che sono stati <text:span text:style-name="Car._20_predefinito_20_paragrafo"><text:span text:style-name="T7">i primi a pensare di creare processori specializzati per l'elaborazione di segnali</text:span></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text:soft-page-break/>GHz. Sembra poco questa frequenza di clock, ma viene compensata dal fatto che non ci sono latenze. DI fatto arrivavano a 320 GMAC al secondo e 160 GFLOPS (GigaFlops).</text:p>
      <text:p text:style-name="P1">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text:p>
      <text:p text:style-name="P1">Parliamo di uno degli individui illustri di questa famiglia, cioè un ADSP SHARC 21160. Si tratta di un DSP a virgola mobile con istruzioni SIMD che arrivano a 2x. Vediamo le differenze rispetto alla Texas.</text:p>
      <text:p text:style-name="P1">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text:soft-page-break/>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text:soft-page-break/>(nell'immagine della slide) troviamo poi due ADC, convertitore analogico-digitale a 24 e 16 bit, più cinque oggetti in grado di generare segnali analogici.</text:p>
      <text:p text:style-name="P1">AduC 7026:</text:p>
      <text:p text:style-name="P1">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text:soft-page-break/>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text:soft-page-break/>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1">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 <text:span text:style-name="Car._20_predefinito_20_paragrafo"><text:span text:style-name="T7">ce ne è sempre uno solo attivo</text:span></text:span>. Se NoTEST è a uno, io bypasso tutti i flip flop, ed è come se il boundary scan non esistesse, cioè la core-logic è collegata con l'esterno. Con EXTEST collego solo il flip flop con l'esterno, sia in uscita che in ingresso. Posso di fatto <text:span text:style-name="Car._20_predefinito_20_paragrafo"><text:span text:style-name="T1">fotografare quello che mi arriva in ingresso senza mandare roba alla Core logic</text:span></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ler è una FSM semplice, si stampa easy sul silicio in un integrato che sto progettando. Poi, <text:soft-page-break/>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analogico avremo un processo di generazione dei campioni proporzionale a s(i) e ricostruzione.</text:p>
      <text:p text:style-name="P1"/>
      <text:p text:style-name="P1"><text:soft-page-break/>Partiamo con ADC.</text:p>
      <text:p text:style-name="P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t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text:soft-page-break/></text:p>
      <text:p text:style-name="P1">Trasformo una sinusoide in una sinusoide a un'altra frequenza. Questo fenomeno è chiamato aliasing.</text:p>
      <text:p text:style-name="P1">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a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Car._20_predefinito_20_paragrafo"><text:span text:style-name="T10">n</text:span></text:span> possibili valori da dare al mio segnale, e quindi 2<text:span text:style-name="Car._20_predefinito_20_paragrafo"><text:span text:style-name="T10">n</text:span></text:span>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 text:style-name="Car._20_predefinito_20_paragrafo"><text:span text:style-name="T8">quantizzazione</text:span></text:span>.</text:p>
      <text:p text:style-name="P2">Se voglio gestire con un sistema digitale una informazione analogica, e quindi continua, casco male, perché avrei bisogno di una quantità di informazione (bit) infinita per poter raccontare il segnale in <text:soft-page-break/>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 <text:span text:style-name="Car._20_predefinito_20_paragrafo"><text:span text:style-name="T8">campionamento</text:span></text:span><text:span text:style-name="Car._20_predefinito_20_paragrafo"><text:span text:style-name="T5">, </text:span></text:span>e discretizzare le ampiezze, ovvero fare <text:span text:style-name="Car._20_predefinito_20_paragrafo"><text:span text:style-name="T8">quantizzazione</text:span></text:span>. Poi c'è la codifica, ovvero l'associazione a ciascuno di questi livelli di quantizzazione di un numero binario. Questa conversione è chiamata anche <text:span text:style-name="Car._20_predefinito_20_paragrafo"><text:span text:style-name="T8">ADC</text:span></text:span> (Analog to Digital Conversion). Vedremo dopo come fare la conversione opposta.</text:p>
      <text:p text:style-name="P2">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 text:style-name="Car._20_predefinito_20_paragrafo"><text:span text:style-name="T8">filtro anti-aliasing</text:span></text:span>. Capiremo poi a cosa serve.</text:p>
      <text:p text:style-name="P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2">Lo strumento matematico per dare una descrizione di un segnale in termini di frequenze è la Trasformata di Fourier. Il primo risultato di questo matematico è però la Serie di Fourier.</text:p>
      <text:p text:style-name="P2"><text:span text:style-name="Car._20_predefinito_20_paragrafo"><text:span text:style-name="T2">Serie di Fourier</text:span></text:span>: una funzione periodica, di periodo T, continua a quadrato integrabile sul periodo, può essere espressa come somma di sinusoidi a frequenze multiple di: f<text:span text:style-name="Car._20_predefinito_20_paragrafo"><text:span text:style-name="T11">1</text:span></text:span> = 1/T (frequenza fondamentale).</text:p>
      <text:p text:style-name="P2">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2">2 pi n / T è l'n-esima multipla di 1/T.</text:p>
      <text:p text:style-name="P2">Nella formula (della serie di Fourier, alla slide 4), la cosa figa è che Fourier ci dice anche come calcolare i coefficienti a<text:span text:style-name="Car._20_predefinito_20_paragrafo"><text:span text:style-name="T11">n <text:s/></text:span></text:span>e b<text:span text:style-name="Car._20_predefinito_20_paragrafo"><text:span text:style-name="T11">n</text:span></text:span>.</text:p>
      <text:p text:style-name="P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Car._20_predefinito_20_paragrafo"><text:span text:style-name="T11">n <text:s/></text:span></text:span>e b<text:span text:style-name="Car._20_predefinito_20_paragrafo"><text:span text:style-name="T11">n</text:spa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2"><text:span text:style-name="Car._20_predefinito_20_paragrafo"><text:span text:style-name="T5">io posso considerare un segnale non periodico come un segnale periodico dove il periodo è infinito.</text:span></text:span> (furbo eh?)</text:p>
      <text:p text:style-name="P2">Quindi, matematicamente, si riesce a costruire, partendo dalla serie di Fourier, facendo il limite per T che tende all'infinito, la cosiddetta <text:span text:style-name="Car._20_predefinito_20_paragrafo"><text:span text:style-name="T8">Trasformata di Fourier</text:span></text:span>. È di fatto lo sviluppo in serie di Fourier per un periodo che va all'infinito. Quindi le frequenze multiple di 1/T sono praticamente <text:soft-page-break/>multiple di 0, dato che T va all'infinito. Quindi, abbiamo che, mandando T all'infinito, la funzione che esprime a<text:span text:style-name="Car._20_predefinito_20_paragrafo"><text:span text:style-name="T11">n </text:span></text:span>, o b<text:span text:style-name="Car._20_predefinito_20_paragrafo"><text:span text:style-name="T11">n </text:span></text:span>o c<text:span text:style-name="Car._20_predefinito_20_paragrafo"><text:span text:style-name="T11">n</text:span></text:span>, con n che è intero, diventa una funzione continua, perché noi ci spostiamo per intervalli di frequenza infinitesimi. Andando all'infinito, insomma, l'espressione c<text:span text:style-name="Car._20_predefinito_20_paragrafo"><text:span text:style-name="T11">n</text:span></text:span> 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2">Comunque, stai tranquillo: l'obiettivo è solo il concetto.</text:p>
      <text:p text:style-name="P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2">Per fare una conversione da analogico a digitale io devo fare il campionamento e poi la quantizzazione. In questa sequenza. Cominciamo a parlare di campionamento.</text:p>
      <text:p text:style-name="P2">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Car._20_predefinito_20_paragrafo"><text:span text:style-name="T11">c</text:span></text:span>(t). Il nostro campionamento è uniforme, e dipende dal periodo di campionamento T<text:span text:style-name="Car._20_predefinito_20_paragrafo"><text:span text:style-name="T11">s</text:span></text:span>. Al passare di ogni T<text:span text:style-name="Car._20_predefinito_20_paragrafo"><text:span text:style-name="T11">s</text:span></text:span> istanti di tempo campioniamo. È possibile esprimere s<text:span text:style-name="Car._20_predefinito_20_paragrafo"><text:span text:style-name="T11">c</text:span></text:span>(t) in funzione di s(t), naturalmente, Possiamo immaginare un campionatore come un interruttore ideale, dove abbiamo un contatto che si chiude per un istante (di durata ideale nulla, infinitesima) con cadenza T<text:span text:style-name="Car._20_predefinito_20_paragrafo"><text:span text:style-name="T11">s</text:span></text:span>. Si può dimostrare, in teoria dei segnali che se si <text:span text:style-name="Car._20_predefinito_20_paragrafo"><text:span text:style-name="T8">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pan text:style-name="Car._20_predefinito_20_paragrafo"><text:span text:style-name="T8">(si parla di S</text:span></text:span><text:span text:style-name="Car._20_predefinito_20_paragrafo"><text:span text:style-name="T12">c</text:span></text:span><text:span text:style-name="Car._20_predefinito_20_paragrafo"><text:span text:style-name="T8">(f)).</text:span></text:span></text:p>
      <text:p text:style-name="P2">La frequenza di campionamento ci dice quanti campioni prendiamo in un secondo.</text:p>
      <text:p text:style-name="P2">Il <text:span text:style-name="Car._20_predefinito_20_paragrafo"><text:span text:style-name="T8">teorema del campionamento </text:span></text:span>mi dice che lo spettro del segnale campionato è lo spettro del segnale di partenza, ma replicato ad intervalli di f<text:span text:style-name="Car._20_predefinito_20_paragrafo"><text:span text:style-name="T11">s</text:span></text:span>, ovvero la frequenza di campionamento, sia nel semiasse positivo che su quello negativo. Diamo ora la definizione formale del teorema del campionamento.</text:p>
      <text:p text:style-name="P2"><text:span text:style-name="Car._20_predefinito_20_paragrafo"><text:span text:style-name="T8">Teorema del campionamento: </text:span></text:span><text:span text:style-name="Car._20_predefinito_20_paragrafo"><text:span text:style-name="T5">un segnale continuo limitato in banda alla frequenza f</text:span></text:span><text:span text:style-name="Car._20_predefinito_20_paragrafo"><text:span text:style-name="T13">MAX</text:span></text:span><text:span text:style-name="Car._20_predefinito_20_paragrafo"><text:span text:style-name="T5"> può essere ricostruito esattamente a partire dai suoi campioni se la frequenza di campionamento è maggiore del doppio di f</text:span></text:span><text:span text:style-name="Car._20_predefinito_20_paragrafo"><text:span text:style-name="T13">MAX</text:span></text:span><text:span text:style-name="Car._20_predefinito_20_paragrafo"><text:span text:style-name="T5">. Ovvero, se </text:span></text:span>f<text:span text:style-name="Car._20_predefinito_20_paragrafo"><text:span text:style-name="T11">s</text:span></text:span> &gt; 2f<text:span text:style-name="Car._20_predefinito_20_paragrafo"><text:span text:style-name="T11">MAX.</text:span></text:span></text:p>
      <text:p text:style-name="P2">Quindi, immaginiamo di avere un segnale il cui spettro ci mostra che il segnale in questione contiene frequenze fino a una frequenza massima f<text:span text:style-name="Car._20_predefinito_20_paragrafo"><text:span text:style-name="T11">MAX </text:span></text:span>(Ovvero, per come l’ho inteso, nello spettro del segnale di partenza, ottenuto con la trasformata di Fourier, si scopre che la frequenza massima (sempre multipla di quella fondamentale) di cui ho bisogno per descrivere la funzione di partenza è f<text:span text:style-name="Car._20_predefinito_20_paragrafo"><text:span text:style-name="T11">MAX</text:span></text:span>). Si dice allora che il segnale è limitato in banda alla frequenza f<text:span text:style-name="Car._20_predefinito_20_paragrafo"><text:span text:style-name="T11">MAX</text:span></text:span>, cioè non è composto da sinusoidi più veloci della frequenza f<text:span text:style-name="Car._20_predefinito_20_paragrafo"><text:span text:style-name="T11">MAX</text:span></text:span>. Allora, possiamo ricostruire il segnale partendo dai suoi campioni SOLTANTO SE la frequenza di campionamento è maggiore del doppio di f<text:span text:style-name="Car._20_predefinito_20_paragrafo"><text:span text:style-name="T11">MAX</text:span></text:span>.</text:p>
      <text:p text:style-name="P2">Questa è una figata, perché possiamo ricostruire una informazione continua partendo da una sua forma discretizzata!</text:p>
      <text:p text:style-name="P2">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text:soft-page-break/>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2">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2">1:31:00 della lezione 19 → idea intuitiva del perché abbiamo bisogno del teorema del campionamento.</text:p>
      <text:p text:style-name="P2">Se uso un filtraggio passa-basso che tiene di conto solo delle frequenze più basse di f<text:span text:style-name="Car._20_predefinito_20_paragrafo"><text:span text:style-name="T11">s</text:span></text:span>/2, io riottengo F(s). Perfetto, ho rispettato il teorema del campionamento.</text:p>
      <text:p text:style-name="P2">I filtri reali hanno inoltre una banda di transizione, che li rende diversi da quelli ideali e vero motivo per cui f<text:span text:style-name="Car._20_predefinito_20_paragrafo"><text:span text:style-name="T11">s </text:span></text:span>&gt; f<text:span text:style-name="Car._20_predefinito_20_paragrafo"><text:span text:style-name="T11">max</text:span></text:span> (maggiore STRETTO). È bene far stare il nostro spettro al di fuori della banda di transizione.</text:p>
      <text:p text:style-name="P2">Non so se l'ho già detto ma nel caso mi ripeto: lo spettro del segnale campionato è una replica periodica dello spettro del segnale analogico originario, <text:span text:style-name="Car._20_predefinito_20_paragrafo"><text:span text:style-name="T8">con passo di replica f</text:span></text:span><text:span text:style-name="Car._20_predefinito_20_paragrafo"><text:span text:style-name="T12">s</text:span></text:span>.</text:p>
      <text:p text:style-name="P2">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Car._20_predefinito_20_paragrafo"><text:span text:style-name="T11">s</text:span></text:span> sia di poco maggiore a w: praticamente f<text:span text:style-name="Car._20_predefinito_20_paragrafo"><text:span text:style-name="T11">s </text:span></text:span>è quasi uguale a f<text:span text:style-name="Car._20_predefinito_20_paragrafo"><text:span text:style-name="T11">MAX, </text:span></text:span>, cioè i triangoli si sovrappongono quasi del tutto. Dove vado a filtrare, innanzitutto? Boh, immaginiamo di filtrare, come prima, a f<text:span text:style-name="Car._20_predefinito_20_paragrafo"><text:span text:style-name="T11">s</text:span></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 <text:span text:style-name="Car._20_predefinito_20_paragrafo"><text:span text:style-name="T8">Aliasing</text:span></text:span> (le frequenze confuse sono quelle specchiate).</text:p>
      <text:p text:style-name="P1">Vediamo un esempio sulla slide 6. Nel primo caso, campioniamo una sinusoide con frequenza pari a 0.09 della frequenza di campionamento. Cosa vuol dire? Che f<text:span text:style-name="Car._20_predefinito_20_paragrafo"><text:span text:style-name="T11">MAX </text:span></text:span>= f<text:span text:style-name="Car._20_predefinito_20_paragrafo"><text:span text:style-name="T11">s </text:span></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1">Nel secondo esempio, dove f<text:span text:style-name="Car._20_predefinito_20_paragrafo"><text:span text:style-name="T11">MAX </text:span></text:span>= f<text:span text:style-name="Car._20_predefinito_20_paragrafo"><text:span text:style-name="T11">s </text:span></text:span>* 31/100, continuo a cavarmela. La curva è meno visibile, ma me la cavo ancora.</text:p>
      <text:p text:style-name="P1">Nel terzo, dove f<text:span text:style-name="Car._20_predefinito_20_paragrafo"><text:span text:style-name="T11">MAX </text:span></text:span>= f<text:span text:style-name="Car._20_predefinito_20_paragrafo"><text:span text:style-name="T11">s </text:span></text:span>* 95/100, ovvero dove f<text:span text:style-name="Car._20_predefinito_20_paragrafo"><text:span text:style-name="T11">s </text:span></text:span>è quasi f<text:span text:style-name="Car._20_predefinito_20_paragrafo"><text:span text:style-name="T11">MAX</text:span></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1">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1"><text:span text:style-name="Car._20_predefinito_20_paragrafo"><text:span text:style-name="T8">La frequenza di campionamento deve essere almeno doppia della massima frequenza contenuta nel mio segnale</text:span></text:span>.</text:p>
      <text:p text:style-name="P1">Questo può voler dire due cose: o che vado a vedere se il mio segnale arriva fino a una certa sequenza e poi dimensiono f<text:span text:style-name="Car._20_predefinito_20_paragrafo"><text:span text:style-name="T11">s</text:span></text:span> nel modo giusto, oppure, una volta fissata f<text:span text:style-name="Car._20_predefinito_20_paragrafo"><text:span text:style-name="T11">s</text:span></text:span>, per assicurarmi che non ci sia aliasing, metto davanti al mio campionatore un filtro anti-alias, che fa a buttare via tutte le <text:soft-page-break/>frequenze che stanno sopra a f<text:span text:style-name="Car._20_predefinito_20_paragrafo"><text:span text:style-name="T11">s</text:span></text:span>/2. Così sono sicuro che quello che passa non abbiano frequenze che vanno oltre la metà di f<text:span text:style-name="Car._20_predefinito_20_paragrafo"><text:span text:style-name="T11">s</text:span></text:span>.</text:p>
      <text:p text:style-name="P1">QUESTO per quanto riguarda il campionamento, con la sua legge/teorema da rispettare.</text:p>
      <text:p text:style-name="P1"/>
      <text:p text:style-name="P1">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1">Vediamo intanto cosa vuol dire fare quantizzazione: l'ampiezza di ogni campione viene approssimata con un valore scelto tra un numero finito di ampiezze rappresentative.</text:p>
      <text:p text:style-name="P1">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Car._20_predefinito_20_paragrafo"><text:span text:style-name="T11">min </text:span></text:span>a V<text:span text:style-name="Car._20_predefinito_20_paragrafo"><text:span text:style-name="T11">max</text:span></text:span>, io prendo questo intervallo e lo faccio a M fette tutte uguali. Gli intervalli che creo avranno ampiezza pari a (Vmax -Vmin) / M (= 2<text:span text:style-name="Car._20_predefinito_20_paragrafo"><text:span text:style-name="T10">n</text:spa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1">Le soglie che otteniamo (tutti gli estremi delle fette) saranno dunque M+1. A questo punto, scelti questi intervalli, io vado a scegliere, di ogni intervallo, il valore rappresentativo (ne avrò M), e li chiamo V<text:span text:style-name="Car._20_predefinito_20_paragrafo"><text:span text:style-name="T11">i</text:span></text:span>. Nella quantizzazione uniforme, questo V<text:span text:style-name="Car._20_predefinito_20_paragrafo"><text:span text:style-name="T11">i</text:span></text:span> sta proprio al centro di ogni intervallo. Quindi, se il mio generico valore del segnale x casca in un certo intervallo i, il suo valore quantizzato sarà v<text:span text:style-name="Car._20_predefinito_20_paragrafo"><text:span text:style-name="T11">i</text:span></text:span>. Cioè sostituisco una ampiezza con l'ampiezza rappresentativa dell'intervallo in cui casco.</text:p>
      <text:p text:style-name="P1">Che cosa comporta fare quantizzazione? Beh, se io vado a sostituire x con v<text:span text:style-name="Car._20_predefinito_20_paragrafo"><text:span text:style-name="T11">i</text:span></text:span>, io commetto un errore, e perdo inoltre la parentela tra x e v<text:span text:style-name="Car._20_predefinito_20_paragrafo"><text:span text:style-name="T11">i</text:span></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 text:style-name="Car._20_predefinito_20_paragrafo"><text:span text:style-name="T8">errore di quantizzazione</text:span></text:span>:</text:p>
      <text:p text:style-name="P1">e<text:span text:style-name="Car._20_predefinito_20_paragrafo"><text:span text:style-name="T11">q</text:span></text:span> = x<text:span text:style-name="Car._20_predefinito_20_paragrafo"><text:span text:style-name="T11">q</text:span></text:span> – x</text:p>
      <text:p text:style-name="P1">dove x è il valore di partenza, mentre x<text:span text:style-name="Car._20_predefinito_20_paragrafo"><text:span text:style-name="T11">q</text:span></text:span> è il suo valore quantizzato.</text:p>
      <text:p text:style-name="P1">Cosa sappiamo di questo errore? Che, se la quantizzazione è uniforme così come ce la siamo raccontata, allora tale errore ha limiti ben precisi. Se DELTA è la larghezza di ogni intervallo, l'errore che possiamo commettere è limitato a DELTA/2, ovvero:</text:p>
      <text:p text:style-name="P1">-DELTA/2 &lt;= e<text:span text:style-name="Car._20_predefinito_20_paragrafo"><text:span text:style-name="T11">q</text:span></text:span> &lt;= DELTA/2.</text:p>
      <text:p text:style-name="P1">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Questa scalinata mappa infiniti valori (quelli dell'ascissa) su un numero finito di valori (quelli <text:soft-page-break/>sull'ordinata). La quantizzazione può essere raccontata con questa scalinata insomma. E inoltre, la scalinata è tagliata a metà dalla funzione diagonale x = x<text:span text:style-name="Car._20_predefinito_20_paragrafo"><text:span text:style-name="T11">q</text:span></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Car._20_predefinito_20_paragrafo"><text:span text:style-name="T10">2</text:span></text:span> + bx<text:span text:style-name="Car._20_predefinito_20_paragrafo"><text:span text:style-name="T10">3</text:span></text:span> + …, dove x' è il nuovo valore quantizzato, più scorretto del valore x che avrei se la scala fosse perfetta). Cosa succede se distorciamo così un segnale? Cosa sentiamo di una musica se viene distorta così, per dire?</text:p>
      <text:p text:style-name="P1">Ebbene, tutto quello che non è lineare (ax<text:span text:style-name="Car._20_predefinito_20_paragrafo"><text:span text:style-name="T10">2</text:span></text:span> + bx<text:span text:style-name="Car._20_predefinito_20_paragrafo"><text:span text:style-name="T10">3</text:span></text:span> + …) mi genera dei segnali che rispetto a x sono considerati “armoniche” (seconda, terza, quarta armonica... ha a che fare con lo sviluppo in serie di Fourier). Se x è la frequenza fondamentale, ax<text:span text:style-name="Car._20_predefinito_20_paragrafo"><text:span text:style-name="T10">2</text:span></text:span> + bx<text:span text:style-name="Car._20_predefinito_20_paragrafo"><text:span text:style-name="T10">3</text:span></text:span>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Car._20_predefinito_20_paragrafo"><text:span text:style-name="T10">2</text:span></text:span> + bx<text:span text:style-name="Car._20_predefinito_20_paragrafo"><text:span text:style-name="T10">3</text:span></text:span> + ...) e la metto in rapporto con la Potenza del Segnale ideale (x), cioè senza armoniche, e questo rapporto lo chiamo Distorsione Armonica.</text:p>
      <text:p text:style-name="P1">Distorsione Armonica = P Armoniche / P Segnale ideale.</text:p>
      <text:p text:style-name="P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Quindi, la THD (deviazione dalla linearità) è da tenere in considerazione.</text:p>
      <text:p text:style-name="P1">Ma problema ancor più importante è l'ERRORE DI QUANTIZZAZIONE, dove:</text:p>
      <text:p text:style-name="P1">e<text:span text:style-name="Car._20_predefinito_20_paragrafo"><text:span text:style-name="T11">q</text:span></text:span>(t) = x(t) – x<text:span text:style-name="Car._20_predefinito_20_paragrafo"><text:span text:style-name="T11">q</text:span></text:span>(t).</text:p>
      <text:p text:style-name="P1">Proviamo ad intuirlo. Immaginiamo di avere una sinusoide non quantizzata con la scalinata, ovvero la versione quantizzata, che la insegue. Nel grafico sotto (solita slide) vediamo la differenza tra il segnale originale e quello quantizzato, e<text:span text:style-name="Car._20_predefinito_20_paragrafo"><text:span text:style-name="T11">q</text:span></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text:soft-page-break/>spettrale (quindi uno spettro) costante a tutte le frequenze, viene chiamato “rumore bianco”.</text:p>
      <text:p text:style-name="P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1"><text:span text:style-name="Car._20_predefinito_20_paragrafo"><text:span text:style-name="T7">Cerchiamo di capire quanto ci disturba.</text:span></text:span>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Car._20_predefinito_20_paragrafo"><text:span text:style-name="T11">Q, p</text:span></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1">Con tutta una serie (nemmeno complicata a dire il vero) di calcoli, arriviamo a dire che la potenza del rumore di quantizzazione è DELTA<text:span text:style-name="Car._20_predefinito_20_paragrafo"><text:span text:style-name="T10">2</text:span></text:span>/12. Se rimpicciolisco DELTA, rimpicciolisco la potenza media del mio errore. Vediamo il rapporto tra la potenza del segnale e quello del rumore di quantizzazione.</text:p>
      <text:p text:style-name="P1">Il segnale di per sé in genere non lo conosciamo, ma conosciamo i suoi valori di picco. Quando facciamo una quantizzazione, abbiamo come informazioni gli estremi del segnale, ovvero V<text:span text:style-name="Car._20_predefinito_20_paragrafo"><text:span text:style-name="T11">MIN </text:span></text:span>e V<text:span text:style-name="Car._20_predefinito_20_paragrafo"><text:span text:style-name="T11">MAX</text:span></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Car._20_predefinito_20_paragrafo"><text:span text:style-name="T11">PP</text:span></text:span>, cioè la “escursione Picco-Picco”. Se chiamo V<text:span text:style-name="Car._20_predefinito_20_paragrafo"><text:span text:style-name="T11">PP</text:span></text:span> questa quantità, io ho che Vmax = V<text:span text:style-name="Car._20_predefinito_20_paragrafo"><text:span text:style-name="T11">PP</text:span></text:span>/2 e Vmin = -V<text:span text:style-name="Car._20_predefinito_20_paragrafo"><text:span text:style-name="T11">PP</text:span></text:span>/2.</text:p>
      <text:p text:style-name="P1">Mi chiedo allora: la potenza del segnale al picco, ovvero la massima potenza del segnale, qual è?</text:p>
      <text:p text:style-name="P1">P<text:span text:style-name="Car._20_predefinito_20_paragrafo"><text:span text:style-name="T11">S, PP</text:span></text:span> = P<text:span text:style-name="Car._20_predefinito_20_paragrafo"><text:span text:style-name="T11">S, MAX</text:span></text:span> = P<text:span text:style-name="Car._20_predefinito_20_paragrafo"><text:span text:style-name="T11">S</text:span></text:span>(x = + o – V<text:span text:style-name="Car._20_predefinito_20_paragrafo"><text:span text:style-name="T11">PPB</text:span></text:span>/2) = V<text:span text:style-name="Car._20_predefinito_20_paragrafo"><text:span text:style-name="T11">PP</text:span></text:span><text:span text:style-name="Car._20_predefinito_20_paragrafo"><text:span text:style-name="T10">2</text:span></text:span>/4</text:p>
      <text:p text:style-name="P1">Noi vogliamo il rapporto tra la potenza massima e la potenza del rumore però:</text:p>
      <text:p text:style-name="P1">V<text:span text:style-name="Car._20_predefinito_20_paragrafo"><text:span text:style-name="T11">PP</text:span></text:span><text:span text:style-name="Car._20_predefinito_20_paragrafo"><text:span text:style-name="T10">2</text:span></text:span>/4 / (DELTA<text:span text:style-name="Car._20_predefinito_20_paragrafo"><text:span text:style-name="T10">2</text:span></text:span>/12)</text:p>
      <text:p text:style-name="P1">Ora, c'è una parentela tra V<text:span text:style-name="Car._20_predefinito_20_paragrafo"><text:span text:style-name="T11">PP </text:span></text:span>e DELTA, perché DELTA è il risultato dell'operazione di “taglio in fette”. Quindi:</text:p>
      <text:p text:style-name="P1">DELTA = V<text:span text:style-name="Car._20_predefinito_20_paragrafo"><text:span text:style-name="T11">PP </text:span></text:span>/M = V<text:span text:style-name="Car._20_predefinito_20_paragrafo"><text:span text:style-name="T11">PP </text:span></text:span>/2<text:span text:style-name="Car._20_predefinito_20_paragrafo"><text:span text:style-name="T10">n</text:span></text:span>.</text:p>
      <text:p text:style-name="P1">Sostituiamo V<text:span text:style-name="Car._20_predefinito_20_paragrafo"><text:span text:style-name="T11">PP </text:span></text:span>con 2<text:span text:style-name="Car._20_predefinito_20_paragrafo"><text:span text:style-name="T10">n </text:span></text:span>* DELTA. Facendo i calcoli, otteniamo 3 * 2 <text:span text:style-name="Car._20_predefinito_20_paragrafo"><text:span text:style-name="T10">2n</text:spa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text:soft-page-break/>Spesso, in elettronica, quando si parla di rapporti tra potenze, si preferisce esprimere questo rapporto in decibel, ovvero semplicemente 10log(SNR<text:span text:style-name="Car._20_predefinito_20_paragrafo"><text:span text:style-name="T11">Q, pp</text:span></text:span>), cioè 4,8 + 6n.</text:p>
      <text:p text:style-name="P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1"/>
      <text:p text:style-name="P1">Perfetto, mi tornano :D</text:p>
      <text:p text:style-name="P1"/>
      <text:p text:style-name="P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CONVERSIONE DA DIGITALE A ANALOGICO.</text:p>
      <text:p text:style-name="P1">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text:soft-page-break/>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1">Si usa un PWM quando il segnale analogico che andiamo a pilotare è per sua natura un filtro passa-basso, come una lampadina ad incandescenza.</text:p>
      <text:p text:style-name="P1"/>
      <text:p text:style-name="P1">Vediamo ora un convertitore Digitale-Analogico vero e proprio. Vediamo lo schema di base, quello classico.</text:p>
      <text:p text:style-name="P1">Ok, è semplicemente un sommatore invertente. Easy.</text:p>
      <text:p text:style-name="P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Bellino questo oggetto, ma...</text:p>
      <text:p text:style-name="P1">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1">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1"/>
      <text:p text:style-name="P1">DAC – Schema R/2R</text:p>
      <text:p text:style-name="P1">è fatto solo da resistenze di due valori: R e 2R. Risolviamo di fatto il problema dell'altro schema, perché ci bastano solo due resistenze diverse, anziché n.</text:p>
      <text:p text:style-name="P1">(Ho preso più appunti sulle slide stampate).</text:p>
      <text:p text:style-name="P1">Per i DAC, non c'è molto altro da dire. Si tratta di una circuiteria semplice senza troppi problemi.</text:p>
      <text:p text:style-name="P1">O PWM o schema R/2R insomma</text:p>
      <text:p text:style-name="P1"><text:soft-page-break/></text:p>
      <text:p text:style-name="P1"/>
      <text:p text:style-name="P1"/>
      <text:p text:style-name="P1">ADC</text:p>
      <text:p text:style-name="P1">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1"><text:s/>La prima proposta elettronica per fare conversione ADC è il convertitore a rampa SINGOLA (single slope).</text:p>
      <text:p text:style-name="P1">Ho preso più appunti sulle slide stampate.</text:p>
      <text:p text:style-name="P1">Quali sono i principali problemi?</text:p>
      <text:list xml:id="list1426583911" text:style-name="L6">
        <text:list-item>
          <text:p text:style-name="P14">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14">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
      <text:p text:style-name="P1">Evolviamoci...</text:p>
      <text:p text:style-name="P1">ADC a DOPPIA rampa (dual slope).</text:p>
      <text:p text:style-name="P1">Di nuovo slide.</text:p>
      <text:p text:style-name="P1">Anche qui però il campionamento non è uniforme... anche se siamo migliorati nella precisione. Anche questo lo usiamo per grandezze fisiche considerabili “statiche”.</text:p>
      <text:p text:style-name="P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
      <text:p text:style-name="P1">Seguendo la storia dei convertitori ADC (sì, stiamo andando per ordine cronologico), ora ci troviamo in un mondo affamato di velocità. E la risposta che a un certo punto è arrivata fu piuttosto rivoluzionaria, trattasi del convertitore...</text:p>
      <text:p text:style-name="P1">ADC SAR (Successive Apporximation Register).</text:p>
      <text:p text:style-name="P1">La roba figa è che il campionamento è uniforme ed in generale migliora tutte le caratteristiche che fino ad ora non eravamo riusciti ad ottenere come soddisfacenti.</text:p>
      <text:p text:style-name="P1">Con questi oggetti, si possono fare più di un milione di campioni al secondo.</text:p>
      <text:p text:style-name="P1"/>
      <text:p text:style-name="P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1">Velocissimo, ma risoluzione bassa. Se voglio salire con la risoluzione (tipo voglio lavorare con 8 bit) mi servono sempre più comparatori e resistenze. Quindi il problema è che costra troppo. <text:soft-page-break/>Pertanto oltre i 8-10 bit di questi oggetti non se ne fanno. Vediamo un altro metodo, ancora più veloce, che ne rappresenta l'evoluzione...</text:p>
      <text:p text:style-name="P1"/>
      <text:p text:style-name="P1">ADC subranging/pipeline (perché lavorano in pipeline). Sono ADC flash composti che lavorano in cascata.</text:p>
      <text:p text:style-name="P1">(IMPORTANTE: dal SAR in poi, stavamo assumendo che la tensione in ingresso rimanesse costante, grazie a un oggetto che si occupa proprio di questo. Costante fino al prossimo campionamento almeno. Questo oggetto è chiamato S&amp;H, sample &amp; hold).</text:p>
      <text:p text:style-name="P1"/>
      <text:p text:style-name="P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
      <text:p text:style-name="P1">MODULATORE SIGMA-DELTA (Sigma = integro, Delta = derivo)</text:p>
      <text:p text:style-name="P1">si potrebbe anche dire modulatore integro-differenziale.</text:p>
      <text:p text:style-name="P1"/>
      <text:p text:style-name="P1"/>
      <text:p text:style-name="P1"/>
      <text:p text:style-name="P1">03/12/2021 – 20° Lezione</text:p>
      <text:p text:style-name="P1"/>
      <text:p text:style-name="P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Parliamo ora degli aspetti tecnici di questa conversione. È importante allora capire come funzionano i convertitori da analogico a digitale e viceversa per capire quale scegliere a seconda delle esigenze. <text:soft-page-break/>Vediamo allora le tecnologie usate per il DAC e ADC. Iniziamo con DAC, ovvero da DIGITALE a ANALOGICO.</text:p>
      <text:p text:style-name="P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Questa tecnica, comunque, può essere più accurata delle altre. Si tratta di una idea che ha rivoluzionato il mondo dei convertitori DAC.</text:p>
      <text:p text:style-name="P1"/>
      <text:p text:style-name="P1">Vediamo ora l'ida di base di un DAC. Quello che vediamo in figura è a 3 bit.</text:p>
      <text:p text:style-name="P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1">Abbiamo una serie di partitori con rapporto ½. Vref inoltre è la tensione di riferimento, e coincide con la tensione massima di ???. Vref comunque è la tensione massima che posso produrre in uscita.</text:p>
      <text:p text:style-name="P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
      <text:p text:style-name="P1"><text:soft-page-break/>L'ADC a doppia rampa (DUAL slope) è una evoluzione.</text:p>
      <text:p text:style-name="P1"/>
      <text:p text:style-name="P1">Il problema era che la velocità di questi oggetti è lenta, dovrei salire con il clock. Ma se aumento la precisione non ce la faccio.</text:p>
      <text:p text:style-name="P1"/>
      <text:p text:style-name="P1"/>
      <text:p text:style-name="P1">21° Lezione – 10/12/2021</text:p>
      <text:p text:style-name="P1"/>
      <text:p text:style-name="P1">Finalmente parliamo di sensori! Abbiamo visto come ci si interfaccia in maniera analogico-digitale.</text:p>
      <text:p text:style-name="P1">Fare sensori, o trasduttori, significa osservare una grandezza fisica sfruttando qualche meccanismo fisico/meccanico/chimico e farla diventare in un formato misurabile (tensione, quindi grandezza elettrica) e poi convertirla in digitale.</text:p>
      <text:p text:style-name="P1">Parlando di sensori, parliamo di una famiglia di sistemi anche molto complessi. Quello che possiamo vedere pertanto sono i sensori di base, cioè quello che sta alla base del “sensing” di qualcosa, così da essere più generali possibile.</text:p>
      <text:p text:style-name="P1">Cominciamo definendo cosa è un sensore. Spesso, intercambieremo sensori con trasduttori. Comunque:</text:p>
      <text:p text:style-name="P1">un sensore è un dispositivo in grado di convertire una grandezza fisica (che si vuole misurare) in una grandezza di altro tipo (generalmente elettrica), più agevole da misurare.</text:p>
      <text:p text:style-name="P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La termocoppia, per misurare la temperatura, è un oggetto che per suo funzionamento genera una differenza di potenziale quasi proporzionale alla temperatura assoluta a cui è esposta.</text:p>
      <text:p text:style-name="P1"/>
      <text:p text:style-name="P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caratteristica statica: filone che descrive la grandezza in ingresso quando questa è considerabile “costante”. Cioè la relazione input-output (tensione) è descrivibile come funzione?</text:p>
      <text:p text:style-name="P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Altra cosa che devo studiare è la dipendenza da altre grandezze. Cioè, Y(t) varia in funzione solo di X(t) o anche di altre cose?</text:p>
      <text:p text:style-name="P1"/>
      <text:p text:style-name="P1">Approfondimento caratteristiche statiche:</text:p>
      <text:p text:style-name="P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La linearità invece ci dice se la curva statica del trasduttore è lineare (Y = GX + Y0, dove G è il <text:soft-page-break/>guadagno e Y0 è l'offset).</text:p>
      <text:p text:style-name="P1">La sensibilità (o sensitività) invece mi dice quanta è la pendenza della curva caratteristica del trasduttore. Se la curva è lineare, la sensibilità è costante.</text:p>
      <text:p text:style-name="P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Accuratezza (entità errore sistematico, cioè gli errori che posso misurare: se so che un metro cambia la sua lunghezza in base alla temperatura e fa molto caldo, so di star sbagliando): mi dice quanto sono vicino alla misura del valore vero.</text:p>
      <text:p text:style-name="P1">Precisione (entità errore casuale): se faccio la stessa misura molte volte, otterrò sempre lo stesso valore di output?</text:p>
      <text:p text:style-name="P1">(digitale: tante cifre significative = preciso, ma potrebbe essere poco accurato).</text:p>
      <text:p text:style-name="P1"/>
      <text:p text:style-name="P1">Approfondimento caratteristiche/parametri dinamici.</text:p>
      <text:p text:style-name="P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Slew rate: massima velocità di variazione di Y(t). Ovvero, di quanto riesco a variare, in un certo istante di tempo, il valore di Y.</text:p>
      <text:p text:style-name="P1">-Costante di tempo: velocità nella risposta esponenziale (es. al gradino) (dinamica da circuito RC).</text:p>
      <text:p text:style-name="P1">In alcuni sistemi ci dice quanto tempo “ci mette ad arrivare”.</text:p>
      <text:p text:style-name="P1">Tutti questi parametri mi danno un'idea qualitativa della mia dinamica.</text:p>
      <text:p text:style-name="P1"/>
      <text:p text:style-name="P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Questa relazione nei tempi (risposta all'impulso) possiamo descriverla nel dominio delle frequenze (trasformata di Fourier).</text:p>
      <text:p text:style-name="P1">Possiamo modellare il trasduttore come un sistema dinamico (filtro) sul segnale x(t) nel dominio dei tempi o nel dominio delle frequenze o degli esponenziali complessi. Nei sismografi queste cose sono utilissime.</text:p>
      <text:p text:style-name="P1"/>
      <text:p text:style-name="P1">Facciamo ora un minimo di tassonomia/categorizzazione dei sensori/trasduttori.</text:p>
      <text:p text:style-name="P1">Si classificano in base alla grandezza d'uscita, che di solito ha a che fare con l'elettricità. Le grandezze fisiche che consideriamo sono:</text:p>
      <text:p text:style-name="P1">-Tensione</text:p>
      <text:p text:style-name="P1">-Corrente</text:p>
      <text:p text:style-name="P1">-Resistenza (davvero, un valore di resistenza, si tratta di trasduttori resistivi).</text:p>
      <text:p text:style-name="P1">-Capacità (trasduttori capacitivi).</text:p>
      <text:p text:style-name="P1">-Induttanza (trasduttori induttivi).</text:p>
      <text:p text:style-name="P1"/>
      <text:p text:style-name="P1"><text:soft-page-break/></text:p>
      <text:p text:style-name="P1"/>
      <text:p text:style-name="P1">Sensori elementari: ogni volta che faccio una acquisizione, mi viene dato un campione, campione che può avere più dimensioni. Una temperatura è 1-D, la direzione del vento è 2-D, l'accelerazione è 3-D e il campo elettrico/magnetico è 6-D.</text:p>
      <text:p text:style-name="P1">Array di sensori: acquisiamo un array di campioni ad ogni istante, la cui grandezza può avere N dimensioni e essere uni-dimensionale.</text:p>
      <text:p text:style-name="P1">Array 1-D: trasduzione di suono.</text:p>
      <text:p text:style-name="P1">Array 2-D: acquisizione di immagine.</text:p>
      <text:p text:style-name="P1">Array 3-D: sequenze video.</text:p>
      <text:p text:style-name="P1"/>
      <text:p text:style-name="P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Poi c'è l'aspetto di eccitazione, perché alcuni sensori hanno bisogno di essere alimentati con una tensione o corrente ben definita. Lo stesso vale per i sensori capacitivi, ovvero condensatori a capacità variabile.</text:p>
      <text:p text:style-name="P1">Abbiamo poi la linearizzazione, il filtraggio (tipo il filtro anti-aliasing), l'isolamento...</text:p>
      <text:p text:style-name="P1"/>
      <text:p text:style-name="P1">Esempio di condizionamento del segnale: quando misuriamo la temperatura con un RTD (Resistance Temperature Detector). Converte da temperatura a resistenza.</text:p>
      <text:p text:style-name="P1"/>
      <text:p text:style-name="P1"/>
      <text:p text:style-name="P1"/>
      <text:p text:style-name="P1">Cominciamo la rassegna dei sensori più comuni. Si dividono, per la nostra rassegna, di sensori elementari e sensori complessi.</text:p>
      <text:p text:style-name="P1"/>
      <text:p text:style-name="P1">SENSORI DI TEMPERATURA:</text:p>
      <text:p text:style-name="P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
      <text:p text:style-name="P1"/>
      <text:p text:style-name="P1"/>
      <text:p text:style-name="P1">Secondo round dei sensori (nel senso che questa versione è quella buona)!</text:p>
      <text:p text:style-name="P1"><text:soft-page-break/>Vediamo quali sono i tipici sensori che si utilizzano, o almeno, quelli che interessano a noi. Partiamo dai sensori e trasduttori: principi di funzionamento e tecniche di utilizzo. Che cos'è un sensore?</text:p>
      <text:p text:style-name="P6">“Dispositivo in grado di convertire una grandezza fisica (che si vuole misurare) in una grandezza di altro tipo (generalmente elettrica), più agevole da misurare”.</text:p>
      <text:p text:style-name="P1">In realtà, questa può anche essere considerata la definizione di trasduttore. Tuttavia, la differenza sta nel grafico alla slide 2.</text:p>
      <text:p text:style-name="P1">Di fatto, il sensore è l'elemento sensibile alla grandezza fisica da misurare. È questo oggetto e basta. Implementa proprio il fenomeno fisico che effettua la conversione a cui siamo interessati.</text:p>
      <text:p text:style-name="P1">Il trasduttore, invece, che comprende al suo interno il sensore, è l'intero dispositivo. Quindi interfaccia di ingresso che prende una grandezza fisica X(t) + SENSORE + interfaccia di uscita che produce una grandezza elettrica Y(t).</text:p>
      <text:p text:style-name="P1">La cosiddetta “funzione di trasduzione” che trasforma la grandezza fisica di input in quella di output è una funzione f: Y(t) = f(X(t)). Questa funzione è enormemente importante. Può distinguere un buon sensore da uno scadente.</text:p>
      <text:p text:style-name="P1">In parole povere, per noi esseri umani, un sensore non è nulla se non viene inserito all'interno di un trasduttore, munito di interfacce utili per noi.</text:p>
      <text:p text:style-name="P1"/>
      <text:p text:style-name="P1">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CARATTERISTICA STATICA: si tratta di un modello matematico che descrive il legame (funzione di trasduzione) tra la grandezza X misurata dal sensore e la grandezza prodotta in uscita, <text:span text:style-name="Car._20_predefinito_20_paragrafo"><text:span text:style-name="T8">in condizioni di X costante (o quasi)</text:span></text:span>. Quindi la discriminante è che l'input è costante o varia molto lentamente. Spesso le caratteristiche statiche di un trasduttore sono lineari.</text:p>
      <text:p text:style-name="P1">Y=f<text:span text:style-name="Car._20_predefinito_20_paragrafo"><text:span text:style-name="T11">s</text:span></text:span>(X), X(t) = X costante (o variabile molto lentamente).</text:p>
      <text:p text:style-name="P1">Altri parametri, invece, rientrano in un’altra categoria:</text:p>
      <text:p text:style-name="P1">-CARATTERIZZAZIONE DINAMICA: è un modello matematico che descrive il legame (funzione di trasduzione) tra la grandezza X(t) misurata dal sensore e la grandezza prodotta in uscita Y(t), <text:span text:style-name="Car._20_predefinito_20_paragrafo"><text:span text:style-name="T8">in condizioni di X variabile nel tempo</text:span></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Y(t) = f<text:span text:style-name="Car._20_predefinito_20_paragrafo"><text:span text:style-name="T11">D</text:span></text:span>(X(t)), X(t) variabile nel tempo.</text:p>
      <text:p text:style-name="P1">(Quindi, in un sensore, avremo a nostra disposizione, per poterlo descrivere, sia caratteristiche statiche che dinamiche).</text:p>
      <text:p text:style-name="P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Y(t) = f(X(t), G<text:span text:style-name="Car._20_predefinito_20_paragrafo"><text:span text:style-name="T11">1</text:span></text:span>, G<text:span text:style-name="Car._20_predefinito_20_paragrafo"><text:span text:style-name="T11">2</text:span></text:span>, …, rumore).</text:p>
      <text:p text:style-name="P1"/>
      <text:p text:style-name="P1">Analizziamo ora le caratteristiche/parametri statiche/statici, ovvero quelle cose relative alla caratteristica statica, f<text:span text:style-name="Car._20_predefinito_20_paragrafo"><text:span text:style-name="T11">S</text:span></text:span>(X), del nostro trasduttore.</text:p>
      <text:list xml:id="list2434104363" text:style-name="L7">
        <text:list-item>
          <text:p text:style-name="P15">Range di ingresso/uscita, range dinamico. Il range è l'intervallo di valori a cui è sensibile il mio sensore, sia per quanto riguarda l'ingresso che l'uscita (Xmin, Xmax; Ymin, Ymax). Il range dinamico è un rapporto, R = Xmax/Xmin. Che cosa mi dice questo? Perché è <text:soft-page-break/>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5">Linearità: un trasduttore si dice lineare se la relazione tra l'ingresso e l'uscita è Y = GX + Y<text:span text:style-name="Car._20_predefinito_20_paragrafo"><text:span text:style-name="T11">0</text:span></text:span>. G è il guadagno, ovvero di quanto sale la mia grandezza di uscita a fronte di un cambiamento della grandezza di partenza, e Y<text:span text:style-name="Car._20_predefinito_20_paragrafo"><text:span text:style-name="T11">0</text:span></text:span> è un valore costante, detto offset. Naturalmente, se costruendo la caratteristica statica questa devia dalla rettilineità, il mio strumento non sarà lineare.</text:p>
        </text:list-item>
        <text:list-item>
          <text:p text:style-name="P15">Sensibilità: G(X) = Delta Y / Delta X = f(X). Se il trasduttore è lineare, G è costante, ed è appunto chiamato guadagno. In tal caso, G = Delta Y / Delta X = (Ymax – Ymin) / (Xmax – Xmin)</text:p>
        </text:list-item>
        <text:list-item>
          <text:p text:style-name="P15">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5">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 text:style-name="Car._20_predefinito_20_paragrafo"><text:span text:style-name="T8">L'accuratezza ci dà una misura dell'errore SISTEMATICO. </text:span></text:span>(se sono accurato, posso fare tante misure e poi fare la media: quello è il mio risultato)</text:p>
        </text:list-item>
        <text:list-item>
          <text:p text:style-name="P15">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 text:style-name="Car._20_predefinito_20_paragrafo"><text:span text:style-name="T8">La precisione ci dà una misura dell'errore CASUALE.</text:span></text:span></text:p>
        </text:list-item>
      </text:list>
      <text:p text:style-name="P1"/>
      <text:p text:style-name="P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Car._20_predefinito_20_paragrafo"><text:span text:style-name="T11">D</text:span></text:span>(X), dei sensori:</text:p>
      <text:list xml:id="list2347322425" text:style-name="L8">
        <text:list-item>
          <text:p text:style-name="P16">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6">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6">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text:soft-page-break/>“costante di tempo”. E quindi sappiamo che, per rispondere al cambiamento, ci mettiamo nT, dove n è un certo valore. Quindi, la costante di tempo ci misura l'inerzia dello strumento. Tanto più è bassa, tanto meglio ci va.</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 <text:span text:style-name="Car._20_predefinito_20_paragrafo"><text:span text:style-name="T2">lineare e tempo invariante</text:span></text:span>, possiamo definire una grandezza che ci dice TUTTO della caratteristica dinamica di un trasduttore. Vediamo allora altri parametri dinamici più interessanti:</text:p>
      <text:list xml:id="list3669154215" text:style-name="L9">
        <text:list-item>
          <text:p text:style-name="P17">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7">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7">Funzione di trasferimento: come prima ma con la trasformata di Laplace (lascia stare)</text:p>
        </text:list-item>
      </text:list>
      <text:p text:style-name="P1"/>
      <text:p text:style-name="P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 text:style-name="Car._20_predefinito_20_paragrafo"><text:span text:style-name="T8">grandezza di uscita</text:span></text:span>. Di che grandezze di uscita parliamo?</text:p>
      <text:p text:style-name="P1">-Tensione: la grandezza di uscita più comune, perché è semplice da misurare e spesso comoda</text:p>
      <text:p text:style-name="P1">-Corrente: anche lei è molto utile</text:p>
      <text:p text:style-name="P1">-Resistenza → trasduttori <text:span text:style-name="Car._20_predefinito_20_paragrafo"><text:span text:style-name="T2">resistivi</text:span></text:span>. Ebbene sì, a volte la grandezza di uscita è una resistenza! (vedremo tra poco qualcosa che traduce temperatura in resistenza)</text:p>
      <text:p text:style-name="P1">-Capacità → trasduttori capacitivi</text:p>
      <text:p text:style-name="P1">-Induttanza → trasduttori induttivi</text:p>
      <text:p text:style-name="P1">Un'altra catalogazione può derivare sulla base del fenomeno fisico che il trasduttore sfrutta:</text:p>
      <text:p text:style-name="P1">-Piezoelettricità → trasduttori piezoelettrici</text:p>
      <text:p text:style-name="P1">-Termoelettricità → trasduttori termoelettrici</text:p>
      <text:p text:style-name="P1">-Effetto fotoelettrico → trasduttori fotovoltaici</text:p>
      <text:p text:style-name="P1">etc..</text:p>
      <text:p text:style-name="P1"/>
      <text:p text:style-name="P1">Si fanno classificazioni anche sulla base di quante misure fanno con un'osservazione. In generale si parla di:</text:p>
      <text:list xml:id="list3335700201" text:style-name="L10">
        <text:list-item>
          <text:p text:style-name="P18">sensori elementari: quando si acquisisce un singolo campione ad ogni istante (sia questi mono o multidimensionale). Quindi, ad ogni istante, io misuro una grandezza N-dimensionale.</text:p>
        </text:list-item>
      </text:list>
      <text:p text:style-name="P1"><text:soft-page-break/>-1:D – temperatura, pressione, suono...</text:p>
      <text:p text:style-name="P1">-2-D – direzione del vento</text:p>
      <text:p text:style-name="P1">-3-D – accelerazione</text:p>
      <text:p text:style-name="P1">-6:D – campo elettrico/magnetico</text:p>
      <text:list xml:id="list210040646183501" text:continue-numbering="true" text:style-name="L10">
        <text:list-item>
          <text:p text:style-name="P18">array di sensori: ad ogni istante, io acquisisco un array di campioni. Anche qui, la grandezza, che è un array di valori, può avere valori multi-dimensionali.</text:p>
        </text:list-item>
      </text:list>
      <text:p text:style-name="P1">-array 1-D – trasduzione di suono</text:p>
      <text:p text:style-name="P1">-array 2-D – acquisizione di immagine</text:p>
      <text:p text:style-name="P1">-array 3-D – di sequenze video</text:p>
      <text:p text:style-name="P1"/>
      <text:p text:style-name="P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 <text:span text:style-name="Car._20_predefinito_20_paragrafo"><text:span text:style-name="T8">circuiteria di condizionamento</text:span></text:span>. Si tratta dell'ultimo pezzo che ci manca nel nostro discorso, ed è quello a cui siamo più interessati. Perché ne abbiamo bisogno?</text:p>
      <text:p text:style-name="P1">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 <text:span text:style-name="Car._20_predefinito_20_paragrafo"><text:span text:style-name="T4">principio di funzionamento</text:span></text:span><text:span text:style-name="Car._20_predefinito_20_paragrafo"><text:span text:style-name="T1">,</text:span></text:span> ma anche del <text:span text:style-name="Car._20_predefinito_20_paragrafo"><text:span text:style-name="T4">condizionamento.</text:span></text:span></text:p>
      <text:p text:style-name="P1">Altri due cents sul condizionamento. Cosa vuol dire “fare condizionamento”?</text:p>
      <text:p text:style-name="P1">Vuol dire trattare il segnale elettrico prodotto dal sensore al fine di ottenere un segnale adatto all'ingresso dell'ADC. In particolare, un condizionatore fa le seguenti cose (o ha i seguenti aspetti/problemi):</text:p>
      <text:list xml:id="list783854405" text:style-name="L11">
        <text:list-item>
          <text:p text:style-name="P19">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9">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9">Linearizzazione: ci sono sensori che hanno una funzione statica non lineare che io potrei voler linearizzare. Le termocoppie, per esempio, spesso necessitano di linearizzazione.</text:p>
        </text:list-item>
        <text:list-item>
          <text:p text:style-name="P19">Filtraggio: eliminazione dei segnali interferenti, riduzione rumore, limitazione banda (aliasing).</text:p>
        </text:list-item>
        <text:list-item>
          <text:p text:style-name="P19">Isolamento</text:p>
        </text:list-item>
      </text:list>
      <text:p text:style-name="P1"/>
      <text:p text:style-name="P1">I sensori che vorremo vedere sono divisi in Sensori ELEMENTARI e Sensori COMPLESSI</text:p>
      <text:p text:style-name="P1">Elementari:</text:p>
      <text:p text:style-name="P1">-temperatura: termocoppia, RTD, a semiconduttore (integrati)</text:p>
      <text:p text:style-name="P1">-forza, deformazione: estensimetri, celle di carico</text:p>
      <text:p text:style-name="P1">-posizione, velocità (rotazione): sensori di Hall, Encoder</text:p>
      <text:p text:style-name="P1">-accelerazione/vibrazione/suono: geofoni, elem. piezoelettrici, microfoni</text:p>
      <text:p text:style-name="P1">-intensità di radiazione luminosa: fotodiodi</text:p>
      <text:p text:style-name="P1">Complessi:</text:p>
      <text:p text:style-name="P1">-sensori inerziali MEMS: accelerometri, giroscopi, magnetometri</text:p>
      <text:p text:style-name="P1"><text:soft-page-break/>-sensori di distanza (LIDAR): sensori TOF (Time of Flight)</text:p>
      <text:p text:style-name="P1"/>
      <text:p text:style-name="P1">Quindi, vediamoli più nel dettaglio.</text:p>
      <text:p text:style-name="P1"/>
      <text:p text:style-name="P1">SENSORI ELEMENTARI – TEMPERATURA</text:p>
      <text:p text:style-name="P7">Termocoppia</text:p>
      <text:p text:style-name="P1">è il più classico dei sensori elettronici. Di che si tratta? Di un oggetto molto diffuso nelle case,<text:span text:style-name="T19">+</text:span>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text:span text:style-name="T15">emperatura</text:span> di riferimento Tref. Quest'ultima è nota, pertanto è una costante. Allora, se la conosciamo, la possiamo compensare, e quindi toglierla dai nostri calcoli. Pertanto Vm è V<text:span text:style-name="Car._20_predefinito_20_paragrafo"><text:span text:style-name="T11">fe-Co</text:span></text:span>(T<text:span text:style-name="Car._20_predefinito_20_paragrafo"><text:span text:style-name="T11">X</text:span></text:span>). Vm è ciò che misuriamo, Tx è l'incognita. La costante di prima, indicata anche come k<text:span text:style-name="Car._20_predefinito_20_paragrafo"><text:span text:style-name="T11">CJ</text:span></text:span>, è chiamata anche Cold-junction compensation. La compensazione che si può fare (per rimuovere questa costante) può essere approssimata, e quindi sottraggo una k<text:span text:style-name="Car._20_predefinito_20_paragrafo"><text:span text:style-name="T11">CJ <text:s/></text:span></text:span>“media” (costante), oppure accurata, dove misuro T<text:span text:style-name="Car._20_predefinito_20_paragrafo"><text:span text:style-name="T11">REF</text:span></text:span> e sottraggo il valore corretto di k<text:span text:style-name="Car._20_predefinito_20_paragrafo"><text:span text:style-name="T11">CJ</text:span></text:span>.</text:p>
      <text:p text:style-name="P1">Nella slide 14 abbiamo una serie di esempi di termocoppie. A seconda del tipo, cambia il range di temperatura misurabile, il range di misura consigliato, il coefficiente di Seebeck (sensibilità, microvolt/grado celsius) e i contesti applicativi.</text:p>
      <text:p text:style-name="P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Altra cosa importante: se noi colleghiamo la n<text:span text:style-name="T16">os</text:span>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text:soft-page-break/>fotoni, e quindi caricare elettrostaticamente il circuito, e disturbare in modo elettromagnetico i fili e disturbare la misura. Per scongiurare pertanto la “deriva del potenziale”, uno dei due terminali della termocoppia viene messo a massa.</text:p>
      <text:p text:style-name="P1">Nelle termocoppie, se noi colleghiamo la termocoppia propriamente detta</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
      <text:p text:style-name="P7">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text:soft-page-break/>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text:span text:style-name="T20">s</text:span>a succede? La corrente i attraversa il primo filo, arriva alla resistenza, e poi torna indietro. Ma per Kirchoff, la corrente passa tutta attraverso la resistenza ignota. E in più, la tensione Vrtd che misuro con il sensing è la stessa che c'è ai capi della resistenza <text:span text:style-name="T20">(</text:span><text:span text:style-name="T9">Se non ti convince la cosa pensala così: qual è la differenza di potenziale ai capi dei due cavi di </text:span><text:span text:style-name="T6">sense</text:span><text:span text:style-name="T21">? Rwire * </text:span><text:span text:style-name="T6">i</text:span><text:span text:style-name="T21">, dove </text:span><text:span text:style-name="T6">i</text:span><text:span text:style-name="T21">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 text:style-name="T6">sense </text:span><text:span text:style-name="T21">è Rwire * </text:span><text:span text:style-name="T6">i = </text:span><text:span text:style-name="T21">0, in quanto </text:span><text:span text:style-name="T6">i = </text:span><text:span text:style-name="T21">0. Quindi, all’ingresso dell’IN-AMP io leggo gli esatti valori di tensione agli estremi della P</text:span><text:span text:style-name="T22">t</text:span><text:span text:style-name="T21">-100/1000.)</text:span>. Così facendo, io misuro <text:span text:style-name="T20">la</text:span> resistenza esatta 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7">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7">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text:span text:style-name="T23">t</text:span>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ext:soft-page-break/>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7"/>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text:span text:style-name="T17">ru</text:span>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7">RTD (Resistance Temperature Detector)</text:p>
      <text:p text:style-name="P1"><text:soft-page-break/>Trattasi di un sensore di temperatura che sfrutta un fenomeno fisico diverso. In particolare, gli RTD, sono oggetti molto semplici: un pezzo di conduttore metallico, di solito il platino grazie ad alcune sue ottime caratteristiche. Cos<text:span text:style-name="T18">t</text:span>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text:span text:style-name="T18">erebbe</text:span>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Car._20_predefinito_20_paragrafo"><text:span text:style-name="T11">0</text:span></text:span>(1+alpha(T – T<text:span text:style-name="Car._20_predefinito_20_paragrafo"><text:span text:style-name="T11">0</text:span></text:span>)), dove T<text:span text:style-name="Car._20_predefinito_20_paragrafo"><text:span text:style-name="T11">0</text:span></text:span> e R<text:span text:style-name="Car._20_predefinito_20_paragrafo"><text:span text:style-name="T11">0</text:span></text:span> sono temperatura e resistenza di riferimento, mentre T e R sono la temperatura e resistenza attuale. L e S sono fissate e immutabili, in tutto questo.</text:p>
      <text:p text:style-name="P1">Tra le principali tipologie di RTD in platino troviamo:</text:p>
      <text:p text:style-name="P1">-Pt-100, con una resistenza da 100 Ohm a 0°C.</text:p>
      <text:p text:style-name="P1">-Pt-1000, con una resistenza da 1000 Ohm a 0°C.</text:p>
      <text:p text:style-name="P1">In entrambi, l'oggetto vero e proprio è di fatto il nostro famoso filo di platino appoggiato su un piccolo piano di un altro materiale, di solito alluminio.</text:p>
      <text:p text:style-name="P1">RTD e Termocoppia sono i due sensori di temperatura standard per usi industriali. Mettiamoli a confronto.</text:p>
      <text:p text:style-name="P1">RTD:</text:p>
      <text:p text:style-name="P1">-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Contro: sono più costosi</text:p>
      <text:p text:style-name="P1">TERMOCOPPIE:</text:p>
      <text:p text:style-name="P1">-Pro: permettono estensioni con range di temperatura notevole (nell'acciaio fuso ci metterai una termocoppia, non un RTD). Sono inoltre robusti ad ambienti ostili e più resistenti dei RTD, e costano poco.</text:p>
      <text:p text:style-name="P1">-Contro: sono meno lineari degli RTD e meno precisi.</text:p>
      <text:p text:style-name="P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
      <text:p text:style-name="P1">Chiediamoci, anche in questo caso, come si fa a condizionare l'RTD.</text:p>
      <text:p text:style-name="P1">Ebbene, la caratteristica di uscite è la resistenza, pertanto abbiamo bisogno di un circuito che converta la resistenza in tensione, e che sia preciso.</text:p>
      <text:p text:style-name="P3"><text:soft-page-break/>In generale, in alto a destra (slide 20), vediamo che la cosa più semplice che possiamo fare è convertire la resistenza in tensione, imponendo di far scorrere dentro l'RTD una corrente <text:span text:style-name="T2">i</text:span> di intensità nota con grande precisione (lo faccio usando un Precision Current Source). La corrente è costante, naturalmente. A questo punto il gioco è fatto: V<text:span text:style-name="Car._20_predefinito_20_paragrafo"><text:span text:style-name="T11">RTD</text:span></text:span> =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Car._20_predefinito_20_paragrafo"><text:span text:style-name="T11">SUBJECT </text:span></text:span>+ 2 R<text:span text:style-name="Car._20_predefinito_20_paragrafo"><text:span text:style-name="T11">WIRE</text:span></text:span>, se R<text:span text:style-name="Car._20_predefinito_20_paragrafo"><text:span text:style-name="T11">WIRE</text:span></text:span> è la resistenza dei due cavi che abbiamo collegato. E non posso nemmeno dire che conosco R<text:span text:style-name="Car._20_predefinito_20_paragrafo"><text:span text:style-name="T11">WIRE</text:span></text:span> e che quindi poi lo sottraggo dai calcoli del mio risultato finale. Infatti, la resistenza R<text:span text:style-name="Car._20_predefinito_20_paragrafo"><text:span text:style-name="T11">WIRE</text:span></text:span> <text:span text:style-name="T8">dipende dalla temperatura (è comunque la resistenza di un materiale)</text:span>, quindi per conoscerla che faccio, ci attacco un altro Ohmetro? Diventa un cane che si morde la coda, infattibile. Quindi che si fa? Non c'è un modo per sbattersene di R<text:span text:style-name="Car._20_predefinito_20_paragrafo"><text:span text:style-name="T11">WIRE</text:span></text:span>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Car._20_predefinito_20_paragrafo"><text:span text:style-name="T11">RTD</text:span></text:span>. Tale misuratore avrà impedenza altissima, quindi NON assorbe corrente →<text:span text:style-name="T23"> di fatto collego i due cavi ai due ingressi dell’IN-AMP</text:span>). Piccola nota: i due fili collegati al generatore di corrente fanno parte del collegamento <text:span text:style-name="Car._20_predefinito_20_paragrafo"><text:span text:style-name="T2">force</text:span></text:span>, mentre quelli dove si misura la tensione fanno parte del collegamento <text:span text:style-name="Car._20_predefinito_20_paragrafo"><text:span text:style-name="T2">sense</text:span></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text:span text:style-name="T20">(</text:span><text:span text:style-name="T9">Se non ti convince la cosa pensala così: qual è la differenza di potenziale ai capi dei due cavi di </text:span><text:span text:style-name="T6">sense</text:span><text:span text:style-name="T21">? Rwire * </text:span><text:span text:style-name="T6">i</text:span><text:span text:style-name="T21">, dove </text:span><text:span text:style-name="T6">i</text:span><text:span text:style-name="T21">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 text:style-name="T6">sense </text:span><text:span text:style-name="T21">è Rwire * </text:span><text:span text:style-name="T6">i = </text:span><text:span text:style-name="T21">0, in quanto </text:span><text:span text:style-name="T6">i = </text:span><text:span text:style-name="T21">0. Quindi, all’ingresso dell’IN-AMP io leggo gli esatti valori di tensione agli estremi della P</text:span><text:span text:style-name="T22">t</text:span><text:span text:style-name="T21">-100/1000.)</text:span>. Perfetto! E questo indipendentemente dalla resistenza di questi cavi collegati al misuratore, perché tanto non passa corrente. Quindi ce l'abbiamo fatta: possiamo misurare la tensione ai due capi della Pt-100 senza problemi.</text:p>
      <text:p text:style-name="P1"/>
      <text:p text:style-name="P7">Analog Devices AD592</text:p>
      <text:p text:style-name="P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Abbiamo insomma a che fare con un trasduttore temperatura-corrente che è minuscolo,e funziona <text:soft-page-break/>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
      <text:p text:style-name="P1">SENSORI ELEMENTARI - <text:s/>FORZA, DEFORMAZIONE</text:p>
      <text:p text:style-name="P7">Estensimetri</text:p>
      <text:p text:style-name="P1">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 text:style-name="Car._20_predefinito_20_paragrafo"><text:span text:style-name="T2">legge di Hooke</text:span></text:span>, o legge dei corpi elastici:</text:p>
      <text:p text:style-name="P6">in un materiale elastico, la deformazione è proporzionale alla forza che l'ha causata</text:p>
      <text:p text:style-name="P1">L'esempio più lampante è una molla, ma in generale, se prendo una barra di alluminio/acciaio, se io applico una forza a uno dei capi della mia barra, osservo che c'è una deformazione proporzionale alla forza applicata. Quindi, <text:span text:style-name="T8">se conosciamo la deformazione, possiamo risalire alla forza che l'ha causata</text:span>. Il principio che sfruttiamo è sempre quello della resistivi<text:span text:style-name="T24">t</text:span>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text:span text:style-name="T24">v</text:span>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text:span text:style-name="T24">f</text:span>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text:span text:style-name="T8">Praticamente stiamo tirando tutti i fili insieme, che è come allungare di tanto il filo generale.</text:span> Così facendo, Delta L / L assume un valore significativo. Possiamo poi estendere l'estensimetro a un contesto bidirezionale facilmente.</text:p>
      <text:p text:style-name="P1">A questo punto: come misuriamo Delta R / R? Il problema è tutto qui: Delta R / R spesso è un numero molto minore di 1. Infatti, di solito, avrò R che vale un tot e Delta R che vale molto di meno. Ebbene, il condizionamento di un estensimetro si fa di solito usando il <text:span text:style-name="Car._20_predefinito_20_paragrafo"><text:span text:style-name="T2">ponte di Wheatstone</text:span></text:span>, perché misurare direttamente R non ci dà una buona precisione. Il ponte di Wheatstone , alla slide 24, è una soluzione molto diffusa quando si vuole misurare piccole differenze quando il valor medio <text:soft-page-break/>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Car._20_predefinito_20_paragrafo"><text:span text:style-name="T11">E</text:span></text:span>, è di fatto il nostro estensimetro. In condizioni di equilibrio (l'estensimetro non è sottoposto a forze), R<text:span text:style-name="Car._20_predefinito_20_paragrafo"><text:span text:style-name="T11">E</text:span></text:span> è uguale a R. Inoltre, ai capi delle due metà del ponte di Wheatstone, io applico una tensione costante regolata con precisione (V<text:span text:style-name="Car._20_predefinito_20_paragrafo"><text:span text:style-name="T11">REF</text:span></text:span>). Bene, quando le resistenze sono tutte uguali, io di fatto ottengo due partitori resistivi, e alla destra di V<text:span text:style-name="Car._20_predefinito_20_paragrafo"><text:span text:style-name="T11">OUT</text:span></text:span> leggerò V<text:span text:style-name="Car._20_predefinito_20_paragrafo"><text:span text:style-name="T11">REF</text:span></text:span>/2. A sinistra, lo stesso. Quindi, V<text:span text:style-name="Car._20_predefinito_20_paragrafo"><text:span text:style-name="T11">OUT </text:span></text:span><text:s/>= 0. Se non c'è deformazione/sforzo, la tensione di uscita è 0. Se invece io sottopongo ad una forza il mio estensimetro, R<text:span text:style-name="Car._20_predefinito_20_paragrafo"><text:span text:style-name="T11">E </text:span></text:span>= R <text:span text:style-name="T25">+</text:span> Delta R (Il Delta L applicato cambia la resistenza). Quindi quanto vale V<text:span text:style-name="Car._20_predefinito_20_paragrafo"><text:span text:style-name="T11">OUT</text:span></text:span>? Guarda la slide 24....</text:p>
      <text:p text:style-name="P1">L'unico problema reale è costruire un estensimetro che abbia una resistenza R<text:span text:style-name="Car._20_predefinito_20_paragrafo"><text:span text:style-name="T11">E </text:span></text:span>pari ad R quando non sottoposto a forze. Per fare ciò, spesso le 4 resistenze vengono dallo stesso processo produttivo, cioè sono tutti estensimetri, di cui però 3 faccio in modo che non si deformino, il 4° invece può deformarsi come vuole.</text:p>
      <text:p text:style-name="P1">Il problema di Wheatstone soffre del problema di eccitazione: funziona fintanto che V<text:span text:style-name="Car._20_predefinito_20_paragrafo"><text:span text:style-name="T11">REF </text:span></text:span>rimane costante. Quindi, l'estensimetro finale, con tanto di condizionamento, è composto da:</text:p>
      <text:p text:style-name="P1">-un generatore di precisione V<text:span text:style-name="Car._20_predefinito_20_paragrafo"><text:span text:style-name="T11">REF</text:span></text:span> che alimenta il ponte;</text:p>
      <text:p text:style-name="P1">-la tensione V<text:span text:style-name="Car._20_predefinito_20_paragrafo"><text:span text:style-name="T11">OUT <text:s/></text:span></text:span>del ponte</text:p>
      <text:p text:style-name="P1">-un in-amp (impedenza elevata) che mi prende in input V<text:span text:style-name="Car._20_predefinito_20_paragrafo"><text:span text:style-name="T11">OUT</text:span></text:span> del ponte</text:p>
      <text:p text:style-name="P1">-un ADC per la conversione finale.</text:p>
      <text:p text:style-name="P1">L'in-amp può essere superfluo, alcune volte. Dipende dal guadagno di cui ho bisogno.</text:p>
      <text:p text:style-name="P1"/>
      <text:p text:style-name="P1">SENSORI ELEMENTARI – POSIZIONE, VELOCITA' (ROTAZIONE)</text:p>
      <text:p text:style-name="P7">Sensori di Hall</text:p>
      <text:p text:style-name="P1">Si chiama anche sensore ad effetto di Hall. Che cos'è l'effetto di Hall? È un effetto che si ha in alcuni semiconduttori, e dice:</text:p>
      <text:p text:style-name="P1"><text:span text:style-name="Car._20_predefinito_20_paragrafo"><text:span text:style-name="T2">in un semiconduttore immerso in un campo magnetico B e attraversato da corrente i, si genera una differenza di potenziale V</text:span></text:span><text:span text:style-name="Car._20_predefinito_20_paragrafo"><text:span text:style-name="T14">HALL</text:span></text:span><text:span text:style-name="Car._20_predefinito_20_paragrafo"><text:span text:style-name="T2"> perpendicolarmente alla direzione della corrente </text:span></text:span><text:span text:style-name="Car._20_predefinito_20_paragrafo"><text:span text:style-name="T3">(e alla direzione del campo magnetico B)</text:span></text:span><text:span text:style-name="Car._20_predefinito_20_paragrafo"><text:span text:style-name="T2">.</text:span></text:span></text:p>
      <text:p text:style-name="P1">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Car._20_predefinito_20_paragrafo"><text:span text:style-name="T11">HALL</text:span></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Car._20_predefinito_20_paragrafo"><text:span text:style-name="T11">HALL </text:span></text:span>è direttamente proporzionale al mio campo magnetico B. Quindi stiamo parlando di fatto di un <text:span text:style-name="Car._20_predefinito_20_paragrafo"><text:span text:style-name="T8">sensore di campo magnetico</text:span></text:span>. Ma quand'è che dobbiamo misurare un campo magnetico? Quando vogliamo misurare la prossimità misurata mettendo un campo magnetico sull'oggetto che si avvicina. Vediamo degli esempi per capirci (slide 28).</text:p>
      <text:p text:style-name="P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text:span text:style-name="T26">(cavo in questo esempio)</text:span> il metallo si allontana, di fatto, dal campo magnetico, e quindi il campo magnetico scende di botto di intensità. In un ingranaggio, questa cosa avviene in continuazione, perché ho tanti dentini. Quindi, cosa succede?</text:p>
      <text:p text:style-name="P1">(dentino = protuberanza dell'ingranaggio adesso)</text:p>
      <text:p text:style-name="P1">Quando davanti al sensore passa un dentino, la mia tensione V<text:span text:style-name="Car._20_predefinito_20_paragrafo"><text:span text:style-name="T11">HALL </text:span></text:span>si amplifica, si alza di botto, e <text:soft-page-break/>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
      <text:p text:style-name="P7">Encoder</text:p>
      <text:p text:style-name="P1">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text:span text:style-name="T26">id</text:span>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Car._20_predefinito_20_paragrafo"><text:span text:style-name="T8">codifica binaria assoluta </text:span></text:span>(quella a cui siamo abituati noi informatici) o la <text:span text:style-name="Car._20_predefinito_20_paragrafo"><text:span text:style-name="T8">codifica di Gray</text:span></text:span>.</text:p>
      <text:p text:style-name="P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
      <text:p text:style-name="P1">SENSORI ELEMENTARI – ACCELERAZIONE, VIBRAZIONE, SUONO</text:p>
      <text:p text:style-name="P1">(giocheranno un ruolo importante le frequenze che abbiamo tra le mani: i geofoni ne hanno di meno, i microfoni molte di più).</text:p>
      <text:p text:style-name="P1">Si tratta di una famiglia di sensori estremamente variegate, e quindi se ne potrebbe fare una classificazione basata su vari fattori. Vibrazione = oscillazione periodica.</text:p>
      <text:p text:style-name="P1">Una prima classificazione si basa su cosa i sensori misurano:</text:p>
      <text:p text:style-name="P1">-Posizione → sensori inerziali</text:p>
      <text:p text:style-name="P1">-Velocità → sensori magnetodinamici</text:p>
      <text:p text:style-name="P1">-Accelerazione → accelerometri</text:p>
      <text:p text:style-name="P1">Poi in base al range di frequenze di vibrazione:</text:p>
      <text:p text:style-name="P1">-Accelerometri, sismografi, geofoni: circa 0 Hz &lt; f &lt; 1000 Hz</text:p>
      <text:p text:style-name="P1">-Microfoni: 20 Hz &lt;f &lt; 20000 Hz.</text:p>
      <text:p text:style-name="P1">E in base al principio di funzionamento:</text:p>
      <text:p text:style-name="P1">-Sensori magnetodinamici (induttivi) (geofoni, sismografi, microfoni)</text:p>
      <text:p text:style-name="P1"><text:soft-page-break/>-Sensori pieoelettrici (microfoni, accelerometri)</text:p>
      <text:p text:style-name="P1">-Sensori capacitivi (microfoni, accelerometri MEMS, …, touch sensors, level sensors, ...).</text:p>
      <text:p text:style-name="P1"/>
      <text:p text:style-name="P1">Tra i sensori magnetodinamici, possiamo usare sia i sensori veri e propri (microfoni dinamici, pick-up (giradischi), geofoni) che gli attuatori (altoparlanti (magneto-dinamici) e vibratori). Dipende dalla “direzione” in cui usiamo l'oggetto.</text:p>
      <text:p text:style-name="P1"/>
      <text:p text:style-name="P7">Trasduttori magnetodinamici (microfoni e altoparlanti)</text:p>
      <text:p text:style-name="P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
      <text:p text:style-name="P7">Geofono/sismografo</text:p>
      <text:p text:style-name="P1">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text:soft-page-break/>Quindi, è appeso in modo elastico: se dai una botta al geofono, quest'oggetto interno comincia ad oscillare, anche a lungo. Che succede quando il geofono percepisce una vibrazione?</text:p>
      <text:p text:style-name="P1">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Car._20_predefinito_20_paragrafo"><text:span text:style-name="T11">V</text:span></text:span> del geofono, e quindi nel range spettrale (le frequenze che può percepire). Tipo 'SM-24 può rivelare vibrazione tra i 10 e i 240 Hz. La misura della sensibilità è volt / velocità (m/s).</text:p>
      <text:p text:style-name="P1">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Car._20_predefinito_20_paragrafo"><text:span text:style-name="T8">Amplificatore a trans-impedenza/resistenza </text:span></text:span>(slide 36). Si tratta di un amplificatore invertente senza resistenza d'ingresso. Questo sistema è un amplificatore invertente, e l'effetto complessivo è che la tensione di uscita V<text:span text:style-name="Car._20_predefinito_20_paragrafo"><text:span text:style-name="T11">out</text:span></text:span> è pari a -R<text:span text:style-name="Car._20_predefinito_20_paragrafo"><text:span text:style-name="T11">F</text:span></text:span> i(t).</text:p>
      <text:p text:style-name="P1">La cosa figa è che, solo cambiando il condizionamento, abbiamo creato due sensori per due <text:soft-page-break/>grandezze diverse.</text:p>
      <text:p text:style-name="P1">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
      <text:p text:style-name="P1"/>
      <text:p text:style-name="P1"/>
      <text:p text:style-name="P1">17/12/2021 – 23° Lezione</text:p>
      <text:p text:style-name="P1"/>
      <text:p text:style-name="P1">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7">Microfoni magnetodinamici</text:p>
      <text:p text:style-name="P1">trattasi di microfoni e giradischi. I microfoni si fanno in tanti modi (almeno 3), e un modo è quelllo <text:soft-page-break/>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
      <text:p text:style-name="P1">(toroide).</text:p>
      <text:p text:style-name="P1"/>
      <text:p text:style-name="P1">L'In-Amp è pensato per fare misure statiche, che non variano velocemente. <text:s text:c="2"/></text:p>
      <text:p text:style-name="P1"/>
      <text:p text:style-name="P1"/>
      <text:p text:style-name="P1"/>
      <text:p text:style-name="P1">Yes, Here we start again. You ready to fight?</text:p>
      <text:p text:style-name="P1"/>
      <text:p text:style-name="P7">Microfoni magnetodinamic (microfoni propriamente detti)</text:p>
      <text:p text:style-name="P1">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Vediamo come è fatto un tipico pre-amplificatore per microfono (stiamo parlando del condizionamento). Deve essere lineare, e in genere è un circuito con un guadagno importante.</text:p>
      <text:p text:style-name="P1">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text:soft-page-break/>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 <text:span text:style-name="Car._20_predefinito_20_paragrafo"><text:span text:style-name="T8">-100 Volt</text:span></text:span>, dato che si tratta di un amplificatore invertente. È questo un problema per noi? No, perché in campo audio la fase (il cambio di fase) del segnale non ci importa, tanto non possiamo sentirlo. Quindi, questo è il modo tipico di amplificare un microfono (<text:span text:style-name="Car._20_predefinito_20_paragrafo"><text:span text:style-name="T2">ma quindi era proprio il condizionamento??? penso di sì ma non ne sono sicuro al 100%</text:span></text:span>).</text:p>
      <text:p text:style-name="P1"/>
      <text:p text:style-name="P7">Microfono a nastro</text:p>
      <text:p text:style-name="P1">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Con questo, abbiamo concluso il principio di funzionamento dinamico/magnetodinamico. <text:s text:c="5"/></text:p>
      <text:p text:style-name="P1"/>
      <text:p text:style-name="P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text:soft-page-break/>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Quindi, elettricamente, possiamo descrivere un oggetto di questo tipo come:</text:p>
      <text:p text:style-name="P1">1) un condensatore con in serie un generatore di tensione.</text:p>
      <text:p text:style-name="P1">2) un condensatore con in parallelo un generatore di corrente.</text:p>
      <text:p text:style-name="P1">Come si condizionano oggetti di questo tipo?</text:p>
      <text:p text:style-name="P1">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 <text:span text:style-name="Car._20_predefinito_20_paragrafo"><text:span text:style-name="T5">No!</text:span></text:span> Incredibile ma vero. Perché?</text:p>
      <text:p text:style-name="P1">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Alcune applicazioni dei trasduttori piezoelettrici le troviamo degli idrofoni (geofoni per ascoltare le vibrazioni del mare) e nei geofoni di tipo piezoelettrici.</text:p>
      <text:p text:style-name="P1">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Questo era tutto quello che avevamo da dire sul principio di funzionamento e condizionamento dei dispositivi piezoelettrici.</text:p>
      <text:p text:style-name="P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text:soft-page-break/>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Posso fare anche attuatori piezoelettrici!</text:p>
      <text:p text:style-name="P1">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Ricordi quando dicevamo che i cristalli di quarzo sono quelli che di danno il clock, in un circuito elettrico? Ecco, intendevamo proprio questo. Un cristallo di quarzo che vibra in questo modo genera un'onda quadra costante.</text:p>
      <text:p text:style-name="P1"/>
      <text:p text:style-name="P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text:soft-page-break/>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Vediamo come farne il solito condizionamento, di questi microfoni capacitivi.</text:p>
      <text:p text:style-name="P1">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text:soft-page-break/>si usa un cosiddetto “ponte di Wheatstone capacitivo”, dove mettiamo due capacitori uguali (sulla sinistra della figura in alto a destra della slide 47) aggiuntivi. Vedremo poi come funziona.</text:p>
      <text:p text:style-name="P1">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Spendiamo ora due parole su come si leggono i sensori capacitivi. Ci sono due modi per farlo, e sono entrambi modi delicati.</text:p>
      <text:p text:style-name="P1">Quindi, ora parliamo del condizionamento di sensori capacitivi.</text:p>
      <text:p text:style-name="P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Car._20_predefinito_20_paragrafo"><text:span text:style-name="T11">D </text:span></text:span>= V<text:span text:style-name="Car._20_predefinito_20_paragrafo"><text:span text:style-name="T11">Drive</text:span></text:span> = la formulona che sta in cima alla slide. L'idea è di applicare una tensione sinusoidale. Come al solito, fintanto che siamo in una situazione di equilibrio, leggiamo, da V<text:span text:style-name="Car._20_predefinito_20_paragrafo"><text:span text:style-name="T11">OUT</text:span></text:span>, 0. Poi, se ragioniamo su V<text:span text:style-name="Car._20_predefinito_20_paragrafo"><text:span text:style-name="T11">D</text:span></text:span>, ci rendiamo conto che di fatto è V<text:span text:style-name="Car._20_predefinito_20_paragrafo"><text:span text:style-name="T11">R </text:span></text:span>+ V <text:span text:style-name="Car._20_predefinito_20_paragrafo"><text:span text:style-name="T11">C</text:span></text:span>. E in più, io so che i fili di V<text:span text:style-name="Car._20_predefinito_20_paragrafo"><text:span text:style-name="T11">OUT </text:span></text:span>non sono attraversati da corrente. Quindi, la corrente che attraversa il nostro ponte, i<text:span text:style-name="Car._20_predefinito_20_paragrafo"><text:span text:style-name="T11">1,2</text:span></text:span>, è pari a una corrente standard- eh non ho capito. <text:s/></text:p>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10-01T14:01:00Z</meta:creation-date>
    <dc:date>2022-01-11T21:00:39.380000000</dc:date>
    <meta:editing-cycles>1246</meta:editing-cycles>
    <meta:editing-duration>PT20H40M56S</meta:editing-duration>
    <meta:document-statistic meta:table-count="0" meta:image-count="0" meta:object-count="0" meta:page-count="76" meta:paragraph-count="1011" meta:word-count="48858" meta:character-count="307009" meta:non-whitespace-character-count="259092"/>
    <meta:template xlink:type="simple" xlink:actuate="onRequest" xlink:title="" xlink:href="Normal"/>
  </office:meta>
</office:document-meta>
</file>